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2]" style:apply-style-name="green" style:base-cell-address="Sheet1.B2"/>
    </style:style>
    <style:style style:name="ce3" style:family="table-cell" style:parent-style-name="Default">
      <style:map style:condition="cell-content()=[.$CA2]" style:apply-style-name="green" style:base-cell-address="Sheet1.C2"/>
    </style:style>
    <style:style style:name="ce4" style:family="table-cell" style:parent-style-name="Default">
      <style:map style:condition="cell-content()=[.$CA2]" style:apply-style-name="green" style:base-cell-address="Sheet1.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.8657in" svg:height="3.2591in" svg:x="7.7555in" svg:y="6.2898in">
            <draw:object draw:notify-on-update-of-ranges="Sheet1.G36:Sheet1.G40 Sheet1.H36:Sheet1.H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table:style-name="Default"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table:style-name="Default" office:value-type="string" calcext:value-type="string">
            <text:p><text:s/>time with blacklist (s) nof_nodes</text:p>
          </table:table-cell>
          <table:table-cell table:style-name="Default"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table:style-name="Default" office:value-type="string" calcext:value-type="string">
            <text:p><text:s/>time with templates (s) nof_nodes</text:p>
          </table:table-cell>
          <table:table-cell table:style-name="Default"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table:style-name="Default" office:value-type="string" calcext:value-type="string">
            <text:p><text:s/>time plain (s) nof_nodes_simple_types</text:p>
          </table:table-cell>
          <table:table-cell table:style-name="Default"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table:style-name="Default" office:value-type="string" calcext:value-type="string">
            <text:p><text:s/>time with blacklist (s) nof_nodes_simple_types</text:p>
          </table:table-cell>
          <table:table-cell table:style-name="Default"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table:style-name="Default" office:value-type="string" calcext:value-type="string">
            <text:p><text:s/>time with templates (s) nof_nodes_simple_types</text:p>
          </table:table-cell>
          <table:table-cell table:style-name="Default"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table:style-name="Default" office:value-type="string" calcext:value-type="string">
            <text:p><text:s/>time plain (s) no_same_component</text:p>
          </table:table-cell>
          <table:table-cell table:style-name="Default"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table:style-name="Default" office:value-type="string" calcext:value-type="string">
            <text:p><text:s/>time with blacklist (s) no_same_component</text:p>
          </table:table-cell>
          <table:table-cell table:style-name="Default"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table:style-name="Default" office:value-type="string" calcext:value-type="string">
            <text:p><text:s/>time with templates (s) no_same_component</text:p>
          </table:table-cell>
          <table:table-cell table:style-name="Default"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table:style-name="Default" office:value-type="string" calcext:value-type="string">
            <text:p><text:s/>time plain (s) no_same_component (big constant)</text:p>
          </table:table-cell>
          <table:table-cell table:style-name="Default"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table:style-name="Default" office:value-type="string" calcext:value-type="string">
            <text:p><text:s/>time with blacklist (s) no_same_component (big constant)</text:p>
          </table:table-cell>
          <table:table-cell table:style-name="Default"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table:style-name="Default" office:value-type="string" calcext:value-type="string">
            <text:p><text:s/>time with templates (s) no_same_component (big constant)</text:p>
          </table:table-cell>
          <table:table-cell table:style-name="Default"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table:style-name="Default" office:value-type="string" calcext:value-type="string">
            <text:p><text:s/>time plain (s) no_same_component (even bigger constants)</text:p>
          </table:table-cell>
          <table:table-cell table:style-name="Default"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table:style-name="Default" office:value-type="string" calcext:value-type="string">
            <text:p><text:s/>time with blacklist (s) no_same_component (even bigger constants)</text:p>
          </table:table-cell>
          <table:table-cell table:style-name="Default"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table:style-name="Default" office:value-type="string" calcext:value-type="string">
            <text:p><text:s/>time with templates (s) no_same_component (even bigger constants)</text:p>
          </table:table-cell>
          <table:table-cell table:style-name="Default"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323932" calcext:value-type="float">
            <text:p>0.323932</text:p>
          </table:table-cell>
          <table:table-cell table:formula="of:=[.B2]/[.$CA2]" office:value-type="float" office:value="6.54130570868924" calcext:value-type="float">
            <text:p>6.54130570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2738" calcext:value-type="float">
            <text:p>0.082738</text:p>
          </table:table-cell>
          <table:table-cell table:formula="of:=[.G2]/[.$CA2]" office:value-type="float" office:value="1.670765937683" calcext:value-type="float">
            <text:p>1.67076593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01665" calcext:value-type="float">
            <text:p>1.901665</text:p>
          </table:table-cell>
          <table:table-cell table:formula="of:=[.L2]/[.$CA2]" office:value-type="float" office:value="38.4011833363623" calcext:value-type="float">
            <text:p>38.40118333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98015" calcext:value-type="float">
            <text:p>0.098015</text:p>
          </table:table-cell>
          <table:table-cell table:formula="of:=[.Q2]/[.$CA2]" office:value-type="float" office:value="1.97926132347893" calcext:value-type="float">
            <text:p>1.97926132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243" calcext:value-type="float">
            <text:p>0.065243</text:p>
          </table:table-cell>
          <table:table-cell table:formula="of:=[.V2]/[.$CA2]" office:value-type="float" office:value="1.31748147250661" calcext:value-type="float">
            <text:p>1.31748147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625519" calcext:value-type="float">
            <text:p>2.625519</text:p>
          </table:table-cell>
          <table:table-cell table:formula="of:=[.AA2]/[.$CA2]" office:value-type="float" office:value="53.0182952686739" calcext:value-type="float">
            <text:p>53.018295268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2448" calcext:value-type="float">
            <text:p>0.052448</text:p>
          </table:table-cell>
          <table:table-cell table:formula="of:=[.AF2]/[.$CA2]" office:value-type="float" office:value="1.05910623775772" calcext:value-type="float">
            <text:p>1.05910623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9521" calcext:value-type="float">
            <text:p>0.049521</text:p>
          </table:table-cell>
          <table:table-cell table:formula="of:=[.AK2]/[.$CA2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3168" calcext:value-type="float">
            <text:p>2.123168</text:p>
          </table:table-cell>
          <table:table-cell table:formula="of:=[.AP2]/[.$CA2]" office:value-type="float" office:value="42.874093818784" calcext:value-type="float">
            <text:p>42.87409381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603" calcext:value-type="float">
            <text:p>0.086603</text:p>
          </table:table-cell>
          <table:table-cell table:formula="of:=[.AU2]/[.$CA2]" office:value-type="float" office:value="1.74881363461966" calcext:value-type="float">
            <text:p>1.74881363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86789" calcext:value-type="float">
            <text:p>0.086789</text:p>
          </table:table-cell>
          <table:table-cell table:formula="of:=[.AZ2]/[.$CA2]" office:value-type="float" office:value="1.75256961693019" calcext:value-type="float">
            <text:p>1.75256961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125375" calcext:value-type="float">
            <text:p>2.125375</text:p>
          </table:table-cell>
          <table:table-cell table:formula="of:=[.BE2]/[.$CA2]" office:value-type="float" office:value="42.9186607701783" calcext:value-type="float">
            <text:p>42.91866077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70438" calcext:value-type="float">
            <text:p>0.070438</text:p>
          </table:table-cell>
          <table:table-cell table:formula="of:=[.BJ2]/[.$CA2]" office:value-type="float" office:value="1.42238646230892" calcext:value-type="float">
            <text:p>1.42238646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65049" calcext:value-type="float">
            <text:p>0.065049</text:p>
          </table:table-cell>
          <table:table-cell table:formula="of:=[.BO2]/[.$CA2]" office:value-type="float" office:value="1.31356394256982" calcext:value-type="float">
            <text:p>1.31356394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436851" calcext:value-type="float">
            <text:p>2.436851</text:p>
          </table:table-cell>
          <table:table-cell table:formula="of:=[.BT2]/[.$CA2]" office:value-type="float" office:value="49.2084368247814" calcext:value-type="float">
            <text:p>49.208436824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];[.G2];[.L2];[.Q2];[.V2];[.AA2];[.AF2];[.AK2];[.AP2];[.AU2];[.AZ2];[.BE2];[.BJ2];[.BO2];[.BT2])" office:value-type="float" office:value="0.049521" calcext:value-type="float">
            <text:p>0.049521</text:p>
          </table:table-cell>
          <table:table-cell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189901" calcext:value-type="float">
            <text:p>0.189901</text:p>
          </table:table-cell>
          <table:table-cell table:formula="of:=[.B3]/[.$CA3]" office:value-type="float" office:value="5.00714549385646" calcext:value-type="float">
            <text:p>5.007145493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8328" calcext:value-type="float">
            <text:p>0.038328</text:p>
          </table:table-cell>
          <table:table-cell table:formula="of:=[.G3]/[.$CA3]" office:value-type="float" office:value="1.01059958867268" calcext:value-type="float">
            <text:p>1.01059958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56576" calcext:value-type="float">
            <text:p>1.856576</text:p>
          </table:table-cell>
          <table:table-cell table:formula="of:=[.L3]/[.$CA3]" office:value-type="float" office:value="48.952591889469" calcext:value-type="float">
            <text:p>48.95259188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4393" calcext:value-type="float">
            <text:p>0.04393</text:p>
          </table:table-cell>
          <table:table-cell table:formula="of:=[.Q3]/[.$CA3]" office:value-type="float" office:value="1.15830828455413" calcext:value-type="float">
            <text:p>1.15830828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37926" calcext:value-type="float">
            <text:p>0.037926</text:p>
          </table:table-cell>
          <table:table-cell table:formula="of:=[.V3]/[.$CA3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81061" calcext:value-type="float">
            <text:p>2.381061</text:p>
          </table:table-cell>
          <table:table-cell table:formula="of:=[.AA3]/[.$CA3]" office:value-type="float" office:value="62.781759215314" calcext:value-type="float">
            <text:p>62.7817592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49289" calcext:value-type="float">
            <text:p>0.149289</text:p>
          </table:table-cell>
          <table:table-cell table:formula="of:=[.AF3]/[.$CA3]" office:value-type="float" office:value="3.93632336655592" calcext:value-type="float">
            <text:p>3.93632336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35362" calcext:value-type="float">
            <text:p>0.135362</text:p>
          </table:table-cell>
          <table:table-cell table:formula="of:=[.AK3]/[.$CA3]" office:value-type="float" office:value="3.56910826346042" calcext:value-type="float">
            <text:p>3.56910826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4159" calcext:value-type="float">
            <text:p>2.084159</text:p>
          </table:table-cell>
          <table:table-cell table:formula="of:=[.AP3]/[.$CA3]" office:value-type="float" office:value="54.953303802141" calcext:value-type="float">
            <text:p>54.95330380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10582" calcext:value-type="float">
            <text:p>0.410582</text:p>
          </table:table-cell>
          <table:table-cell table:formula="of:=[.AU3]/[.$CA3]" office:value-type="float" office:value="10.8258714338449" calcext:value-type="float">
            <text:p>10.8258714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98508" calcext:value-type="float">
            <text:p>0.398508</text:p>
          </table:table-cell>
          <table:table-cell table:formula="of:=[.AZ3]/[.$CA3]" office:value-type="float" office:value="10.5075146337605" calcext:value-type="float">
            <text:p>10.507514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082108" calcext:value-type="float">
            <text:p>2.082108</text:p>
          </table:table-cell>
          <table:table-cell table:formula="of:=[.BE3]/[.$CA3]" office:value-type="float" office:value="54.8992248062015" calcext:value-type="float">
            <text:p>54.899224806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2212" calcext:value-type="float">
            <text:p>0.242212</text:p>
          </table:table-cell>
          <table:table-cell table:formula="of:=[.BJ3]/[.$CA3]" office:value-type="float" office:value="6.38643674524073" calcext:value-type="float">
            <text:p>6.38643674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90209" calcext:value-type="float">
            <text:p>0.190209</text:p>
          </table:table-cell>
          <table:table-cell table:formula="of:=[.BO3]/[.$CA3]" office:value-type="float" office:value="5.01526657174498" calcext:value-type="float">
            <text:p>5.01526657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303495" calcext:value-type="float">
            <text:p>2.303495</text:p>
          </table:table-cell>
          <table:table-cell table:formula="of:=[.BT3]/[.$CA3]" office:value-type="float" office:value="60.7365659442071" calcext:value-type="float">
            <text:p>60.73656594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3];[.G3];[.L3];[.Q3];[.V3];[.AA3];[.AF3];[.AK3];[.AP3];[.AU3];[.AZ3];[.BE3];[.BJ3];[.BO3];[.BT3])" office:value-type="float" office:value="0.037926" calcext:value-type="float">
            <text:p>0.037926</text:p>
          </table:table-cell>
          <table:table-cell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21991" calcext:value-type="float">
            <text:p>0.021991</text:p>
          </table:table-cell>
          <table:table-cell table:formula="of:=[.B4]/[.$CA4]" office:value-type="float" office:value="1.19031123139378" calcext:value-type="float">
            <text:p>1.19031123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9236" calcext:value-type="float">
            <text:p>0.039236</text:p>
          </table:table-cell>
          <table:table-cell table:formula="of:=[.G4]/[.$CA4]" office:value-type="float" office:value="2.1237347767253" calcext:value-type="float">
            <text:p>2.12373477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6857" calcext:value-type="float">
            <text:p>0.86857</text:p>
          </table:table-cell>
          <table:table-cell table:formula="of:=[.L4]/[.$CA4]" office:value-type="float" office:value="47.0132611637348" calcext:value-type="float">
            <text:p>47.01326116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18475" calcext:value-type="float">
            <text:p>0.018475</text:p>
          </table:table-cell>
          <table:table-cell table:formula="of:=[.Q4]/[.$CA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54791" calcext:value-type="float">
            <text:p>0.054791</text:p>
          </table:table-cell>
          <table:table-cell table:formula="of:=[.V4]/[.$CA4]" office:value-type="float" office:value="2.96568335588633" calcext:value-type="float">
            <text:p>2.965683355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030679" calcext:value-type="float">
            <text:p>1.030679</text:p>
          </table:table-cell>
          <table:table-cell table:formula="of:=[.AA4]/[.$CA4]" office:value-type="float" office:value="55.7877672530447" calcext:value-type="float">
            <text:p>55.78776725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0483" calcext:value-type="float">
            <text:p>0.030483</text:p>
          </table:table-cell>
          <table:table-cell table:formula="of:=[.AF4]/[.$CA4]" office:value-type="float" office:value="1.64995940460081" calcext:value-type="float">
            <text:p>1.649959404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3202" calcext:value-type="float">
            <text:p>0.03202</text:p>
          </table:table-cell>
          <table:table-cell table:formula="of:=[.AK4]/[.$CA4]" office:value-type="float" office:value="1.73315290933694" calcext:value-type="float">
            <text:p>1.73315290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18789" calcext:value-type="float">
            <text:p>0.518789</text:p>
          </table:table-cell>
          <table:table-cell table:formula="of:=[.AP4]/[.$CA4]" office:value-type="float" office:value="28.0805953991881" calcext:value-type="float">
            <text:p>28.08059539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28" calcext:value-type="float">
            <text:p>0.04328</text:p>
          </table:table-cell>
          <table:table-cell table:formula="of:=[.AU4]/[.$CA4]" office:value-type="float" office:value="2.3426251691475" calcext:value-type="float">
            <text:p>2.34262516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8975" calcext:value-type="float">
            <text:p>0.048975</text:p>
          </table:table-cell>
          <table:table-cell table:formula="of:=[.AZ4]/[.$CA4]" office:value-type="float" office:value="2.65087956698241" calcext:value-type="float">
            <text:p>2.6508795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2112" calcext:value-type="float">
            <text:p>0.632112</text:p>
          </table:table-cell>
          <table:table-cell table:formula="of:=[.BE4]/[.$CA4]" office:value-type="float" office:value="34.214451962111" calcext:value-type="float">
            <text:p>34.21445196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3083" calcext:value-type="float">
            <text:p>0.043083</text:p>
          </table:table-cell>
          <table:table-cell table:formula="of:=[.BJ4]/[.$CA4]" office:value-type="float" office:value="2.33196211096076" calcext:value-type="float">
            <text:p>2.3319621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47244" calcext:value-type="float">
            <text:p>0.047244</text:p>
          </table:table-cell>
          <table:table-cell table:formula="of:=[.BO4]/[.$CA4]" office:value-type="float" office:value="2.55718538565629" calcext:value-type="float">
            <text:p>2.557185385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35878" calcext:value-type="float">
            <text:p>0.635878</text:p>
          </table:table-cell>
          <table:table-cell table:formula="of:=[.BT4]/[.$CA4]" office:value-type="float" office:value="34.4182949932341" calcext:value-type="float">
            <text:p>34.41829499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4];[.G4];[.L4];[.Q4];[.V4];[.AA4];[.AF4];[.AK4];[.AP4];[.AU4];[.AZ4];[.BE4];[.BJ4];[.BO4];[.BT4])" office:value-type="float" office:value="0.018475" calcext:value-type="float">
            <text:p>0.018475</text:p>
          </table:table-cell>
          <table:table-cell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90604" calcext:value-type="float">
            <text:p>0.090604</text:p>
          </table:table-cell>
          <table:table-cell table:formula="of:=[.B5]/[.$CA5]" office:value-type="float" office:value="1.60913579369872" calcext:value-type="float">
            <text:p>1.60913579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0962" calcext:value-type="float">
            <text:p>0.060962</text:p>
          </table:table-cell>
          <table:table-cell table:formula="of:=[.G5]/[.$CA5]" office:value-type="float" office:value="1.08269100983909" calcext:value-type="float">
            <text:p>1.082691009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55002" calcext:value-type="float">
            <text:p>0.755002</text:p>
          </table:table-cell>
          <table:table-cell table:formula="of:=[.L5]/[.$CA5]" office:value-type="float" office:value="13.408908464462" calcext:value-type="float">
            <text:p>13.408908464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63349" calcext:value-type="float">
            <text:p>0.063349</text:p>
          </table:table-cell>
          <table:table-cell table:formula="of:=[.Q5]/[.$CA5]" office:value-type="float" office:value="1.12508436045892" calcext:value-type="float">
            <text:p>1.12508436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56306" calcext:value-type="float">
            <text:p>0.056306</text:p>
          </table:table-cell>
          <table:table-cell table:formula="of:=[.V5]/[.$CA5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395752" calcext:value-type="float">
            <text:p>1.395752</text:p>
          </table:table-cell>
          <table:table-cell table:formula="of:=[.AA5]/[.$CA5]" office:value-type="float" office:value="24.7886903704756" calcext:value-type="float">
            <text:p>24.788690370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0326" calcext:value-type="float">
            <text:p>0.110326</text:p>
          </table:table-cell>
          <table:table-cell table:formula="of:=[.AF5]/[.$CA5]" office:value-type="float" office:value="1.95940041913828" calcext:value-type="float">
            <text:p>1.959400419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99761" calcext:value-type="float">
            <text:p>0.099761</text:p>
          </table:table-cell>
          <table:table-cell table:formula="of:=[.AK5]/[.$CA5]" office:value-type="float" office:value="1.77176499840159" calcext:value-type="float">
            <text:p>1.77176499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2.532806" calcext:value-type="float">
            <text:p>252.532806</text:p>
          </table:table-cell>
          <table:table-cell table:formula="of:=[.AP5]/[.$CA5]" office:value-type="float" office:value="4485.00703299826" calcext:value-type="float">
            <text:p>4485.0070329983</text:p>
          </table:table-cell>
          <table:table-cell table:number-columns-repeated="3"/>
          <table:table-cell office:value-type="float" office:value="0.117291" calcext:value-type="float">
            <text:p>0.117291</text:p>
          </table:table-cell>
          <table:table-cell table:formula="of:=[.AU5]/[.$CA5]" office:value-type="float" office:value="2.08309949206124" calcext:value-type="float">
            <text:p>2.08309949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11897" calcext:value-type="float">
            <text:p>0.111897</text:p>
          </table:table-cell>
          <table:table-cell table:formula="of:=[.AZ5]/[.$CA5]" office:value-type="float" office:value="1.98730153092033" calcext:value-type="float">
            <text:p>1.987301530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9.182309" calcext:value-type="float">
            <text:p>249.182309</text:p>
          </table:table-cell>
          <table:table-cell table:formula="of:=[.BE5]/[.$CA5]" office:value-type="float" office:value="4425.50188257024" calcext:value-type="float">
            <text:p>4425.5018825703</text:p>
          </table:table-cell>
          <table:table-cell table:number-columns-repeated="3"/>
          <table:table-cell office:value-type="float" office:value="0.088446" calcext:value-type="float">
            <text:p>0.088446</text:p>
          </table:table-cell>
          <table:table-cell table:formula="of:=[.BJ5]/[.$CA5]" office:value-type="float" office:value="1.57080950520371" calcext:value-type="float">
            <text:p>1.57080950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922" calcext:value-type="float">
            <text:p>0.07922</text:p>
          </table:table-cell>
          <table:table-cell table:formula="of:=[.BO5]/[.$CA5]" office:value-type="float" office:value="1.40695485383441" calcext:value-type="float">
            <text:p>1.40695485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1.464414" calcext:value-type="float">
            <text:p>251.464414</text:p>
          </table:table-cell>
          <table:table-cell table:formula="of:=[.BT5]/[.$CA5]" office:value-type="float" office:value="4466.03228785565" calcext:value-type="float">
            <text:p>4466.032287855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5];[.G5];[.L5];[.Q5];[.V5];[.AA5];[.AF5];[.AK5];[.AP5];[.AU5];[.AZ5];[.BE5];[.BJ5];[.BO5];[.BT5])" office:value-type="float" office:value="0.056306" calcext:value-type="float">
            <text:p>0.056306</text:p>
          </table:table-cell>
          <table:table-cell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1.640785" calcext:value-type="float">
            <text:p>1.640785</text:p>
          </table:table-cell>
          <table:table-cell table:formula="of:=[.B6]/[.$CA6]" office:value-type="float" office:value="9.81324872458897" calcext:value-type="float">
            <text:p>9.813248724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17853" calcext:value-type="float">
            <text:p>0.717853</text:p>
          </table:table-cell>
          <table:table-cell table:formula="of:=[.G6]/[.$CA6]" office:value-type="float" office:value="4.29335350865126" calcext:value-type="float">
            <text:p>4.293353508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.575971" calcext:value-type="float">
            <text:p>7.575971</text:p>
          </table:table-cell>
          <table:table-cell table:formula="of:=[.L6]/[.$CA6]" office:value-type="float" office:value="45.3105603435386" calcext:value-type="float">
            <text:p>45.310560343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90224" calcext:value-type="float">
            <text:p>0.890224</text:p>
          </table:table-cell>
          <table:table-cell table:formula="of:=[.Q6]/[.$CA6]" office:value-type="float" office:value="5.32427437634942" calcext:value-type="float">
            <text:p>5.324274376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98337" calcext:value-type="float">
            <text:p>0.598337</text:p>
          </table:table-cell>
          <table:table-cell table:formula="of:=[.V6]/[.$CA6]" office:value-type="float" office:value="3.57854917135663" calcext:value-type="float">
            <text:p>3.57854917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83711" calcext:value-type="float">
            <text:p>4.983711</text:p>
          </table:table-cell>
          <table:table-cell table:formula="of:=[.AA6]/[.$CA6]" office:value-type="float" office:value="29.8067057015209" calcext:value-type="float">
            <text:p>29.80670570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4519" calcext:value-type="float">
            <text:p>0.344519</text:p>
          </table:table-cell>
          <table:table-cell table:formula="of:=[.AF6]/[.$CA6]" office:value-type="float" office:value="2.06050801131572" calcext:value-type="float">
            <text:p>2.06050801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67201" calcext:value-type="float">
            <text:p>0.167201</text:p>
          </table:table-cell>
          <table:table-cell table:formula="of:=[.AK6]/[.$CA6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66685" calcext:value-type="float">
            <text:p>0.366685</text:p>
          </table:table-cell>
          <table:table-cell table:formula="of:=[.AP6]/[.$CA6]" office:value-type="float" office:value="2.19307898876203" calcext:value-type="float">
            <text:p>2.19307898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91844" calcext:value-type="float">
            <text:p>0.391844</text:p>
          </table:table-cell>
          <table:table-cell table:formula="of:=[.AU6]/[.$CA6]" office:value-type="float" office:value="2.34355057685062" calcext:value-type="float">
            <text:p>2.343550576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4018" calcext:value-type="float">
            <text:p>0.34018</text:p>
          </table:table-cell>
          <table:table-cell table:formula="of:=[.AZ6]/[.$CA6]" office:value-type="float" office:value="2.03455720958607" calcext:value-type="float">
            <text:p>2.03455720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78917" calcext:value-type="float">
            <text:p>0.578917</text:p>
          </table:table-cell>
          <table:table-cell table:formula="of:=[.BE6]/[.$CA6]" office:value-type="float" office:value="3.46240154066064" calcext:value-type="float">
            <text:p>3.462401540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33047" calcext:value-type="float">
            <text:p>0.333047</text:p>
          </table:table-cell>
          <table:table-cell table:formula="of:=[.BJ6]/[.$CA6]" office:value-type="float" office:value="1.99189598148336" calcext:value-type="float">
            <text:p>1.99189598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3779" calcext:value-type="float">
            <text:p>0.3779</text:p>
          </table:table-cell>
          <table:table-cell table:formula="of:=[.BO6]/[.$CA6]" office:value-type="float" office:value="2.26015394644769" calcext:value-type="float">
            <text:p>2.26015394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83532" calcext:value-type="float">
            <text:p>0.583532</text:p>
          </table:table-cell>
          <table:table-cell table:formula="of:=[.BT6]/[.$CA6]" office:value-type="float" office:value="3.49000305022099" calcext:value-type="float">
            <text:p>3.49000305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6];[.G6];[.L6];[.Q6];[.V6];[.AA6];[.AF6];[.AK6];[.AP6];[.AU6];[.AZ6];[.BE6];[.BJ6];[.BO6];[.BT6])" office:value-type="float" office:value="0.167201" calcext:value-type="float">
            <text:p>0.167201</text:p>
          </table:table-cell>
          <table:table-cell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202.616895" calcext:value-type="float">
            <text:p>202.616895</text:p>
          </table:table-cell>
          <table:table-cell table:formula="of:=[.B7]/[.$CA7]" office:value-type="float" office:value="0.993007915441203" calcext:value-type="float">
            <text:p>0.9930079154</text:p>
          </table:table-cell>
          <table:table-cell table:number-columns-repeated="3"/>
          <table:table-cell office:value-type="float" office:value="204.043585" calcext:value-type="float">
            <text:p>204.043585</text:p>
          </table:table-cell>
          <table:table-cell table:formula="of:=[.G7]/[.$CA7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2.596242" calcext:value-type="float">
            <text:p>252.596242</text:p>
          </table:table-cell>
          <table:table-cell table:formula="of:=[.L7]/[.$CA7]" office:value-type="float" office:value="1.23795238159533" calcext:value-type="float">
            <text:p>1.2379523816</text:p>
          </table:table-cell>
          <table:table-cell table:number-columns-repeated="3"/>
          <table:table-cell office:value-type="float" office:value="243.571358" calcext:value-type="float">
            <text:p>243.571358</text:p>
          </table:table-cell>
          <table:table-cell table:formula="of:=[.Q7]/[.$CA7]" office:value-type="float" office:value="1.19372220400852" calcext:value-type="float">
            <text:p>1.193722204</text:p>
          </table:table-cell>
          <table:table-cell table:number-columns-repeated="3"/>
          <table:table-cell office:value-type="float" office:value="242.807528" calcext:value-type="float">
            <text:p>242.807528</text:p>
          </table:table-cell>
          <table:table-cell table:formula="of:=[.V7]/[.$CA7]" office:value-type="float" office:value="1.18997873910126" calcext:value-type="float">
            <text:p>1.18997873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5.986214" calcext:value-type="float">
            <text:p>235.986214</text:p>
          </table:table-cell>
          <table:table-cell table:formula="of:=[.AA7]/[.$CA7]" office:value-type="float" office:value="1.15654806790422" calcext:value-type="float">
            <text:p>1.1565480679</text:p>
          </table:table-cell>
          <table:table-cell table:number-columns-repeated="3"/>
          <table:table-cell office:value-type="float" office:value="239.917533" calcext:value-type="float">
            <text:p>239.917533</text:p>
          </table:table-cell>
          <table:table-cell table:formula="of:=[.AF7]/[.$CA7]" office:value-type="float" office:value="1.17581512302874" calcext:value-type="float">
            <text:p>1.175815123</text:p>
          </table:table-cell>
          <table:table-cell table:number-columns-repeated="3"/>
          <table:table-cell office:value-type="float" office:value="335.230863" calcext:value-type="float">
            <text:p>335.230863</text:p>
          </table:table-cell>
          <table:table-cell table:formula="of:=[.AK7]/[.$CA7]" office:value-type="float" office:value="1.64293752729349" calcext:value-type="float">
            <text:p>1.6429375273</text:p>
          </table:table-cell>
          <table:table-cell table:number-columns-repeated="3"/>
          <table:table-cell office:value-type="float" office:value="1124.376633" calcext:value-type="float">
            <text:p>1124.376633</text:p>
          </table:table-cell>
          <table:table-cell table:formula="of:=[.AP7]/[.$CA7]" office:value-type="float" office:value="5.51047283843793" calcext:value-type="float">
            <text:p>5.5104728384</text:p>
          </table:table-cell>
          <table:table-cell table:number-columns-repeated="3"/>
          <table:table-cell office:value-type="float" office:value="261.447433" calcext:value-type="float">
            <text:p>261.447433</text:p>
          </table:table-cell>
          <table:table-cell table:formula="of:=[.AU7]/[.$CA7]" office:value-type="float" office:value="1.28133130477981" calcext:value-type="float">
            <text:p>1.2813313048</text:p>
          </table:table-cell>
          <table:table-cell table:number-columns-repeated="3"/>
          <table:table-cell office:value-type="float" office:value="357.673593" calcext:value-type="float">
            <text:p>357.673593</text:p>
          </table:table-cell>
          <table:table-cell table:formula="of:=[.AZ7]/[.$CA7]" office:value-type="float" office:value="1.75292741009231" calcext:value-type="float">
            <text:p>1.7529274101</text:p>
          </table:table-cell>
          <table:table-cell table:number-columns-repeated="3"/>
          <table:table-cell office:value-type="float" office:value="766.525928" calcext:value-type="float">
            <text:p>766.525928</text:p>
          </table:table-cell>
          <table:table-cell table:formula="of:=[.BE7]/[.$CA7]" office:value-type="float" office:value="3.75667741771936" calcext:value-type="float">
            <text:p>3.75667741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2.778281" calcext:value-type="float">
            <text:p>262.778281</text:p>
          </table:table-cell>
          <table:table-cell table:formula="of:=[.BJ7]/[.$CA7]" office:value-type="float" office:value="1.2878536759683" calcext:value-type="float">
            <text:p>1.287853676</text:p>
          </table:table-cell>
          <table:table-cell table:number-columns-repeated="3"/>
          <table:table-cell office:value-type="float" office:value="368.298626" calcext:value-type="float">
            <text:p>368.298626</text:p>
          </table:table-cell>
          <table:table-cell table:formula="of:=[.BO7]/[.$CA7]" office:value-type="float" office:value="1.80499977982645" calcext:value-type="float">
            <text:p>1.8049997798</text:p>
          </table:table-cell>
          <table:table-cell table:number-columns-repeated="3"/>
          <table:table-cell office:value-type="float" office:value="1639.42957" calcext:value-type="float">
            <text:p>1639.42957</text:p>
          </table:table-cell>
          <table:table-cell table:formula="of:=[.BT7]/[.$CA7]" office:value-type="float" office:value="8.0347028307702" calcext:value-type="float">
            <text:p>8.03470283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V7];[.G7])" office:value-type="float" office:value="204.043585" calcext:value-type="float">
            <text:p>204.043585</text:p>
          </table:table-cell>
          <table:table-cell office:value-type="string" calcext:value-type="string">
            <text:p>enumFrom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4734" calcext:value-type="float">
            <text:p>0.024734</text:p>
          </table:table-cell>
          <table:table-cell table:formula="of:=[.B8]/[.$CA8]" office:value-type="float" office:value="4.76111645813282" calcext:value-type="float">
            <text:p>4.7611164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74567" calcext:value-type="float">
            <text:p>0.074567</text:p>
          </table:table-cell>
          <table:table-cell table:formula="of:=[.G8]/[.$CA8]" office:value-type="float" office:value="14.3536092396535" calcext:value-type="float">
            <text:p>14.353609239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670464" calcext:value-type="float">
            <text:p>1.670464</text:p>
          </table:table-cell>
          <table:table-cell table:formula="of:=[.L8]/[.$CA8]" office:value-type="float" office:value="321.552261790183" calcext:value-type="float">
            <text:p>321.55226179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2667" calcext:value-type="float">
            <text:p>0.022667</text:p>
          </table:table-cell>
          <table:table-cell table:formula="of:=[.Q8]/[.$CA8]" office:value-type="float" office:value="4.36323387872955" calcext:value-type="float">
            <text:p>4.36323387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8253" calcext:value-type="float">
            <text:p>0.08253</text:p>
          </table:table-cell>
          <table:table-cell table:formula="of:=[.V8]/[.$CA8]" office:value-type="float" office:value="15.8864292589028" calcext:value-type="float">
            <text:p>15.886429258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035583" calcext:value-type="float">
            <text:p>1.035583</text:p>
          </table:table-cell>
          <table:table-cell table:formula="of:=[.AA8]/[.$CA8]" office:value-type="float" office:value="199.342252165544" calcext:value-type="float">
            <text:p>199.342252165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5195" calcext:value-type="float">
            <text:p>0.005195</text:p>
          </table:table-cell>
          <table:table-cell table:formula="of:=[.AF8]/[.$CA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10634" calcext:value-type="float">
            <text:p>0.210634</text:p>
          </table:table-cell>
          <table:table-cell table:formula="of:=[.AK8]/[.$CA8]" office:value-type="float" office:value="40.5455245428296" calcext:value-type="float">
            <text:p>40.54552454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496947" calcext:value-type="float">
            <text:p>3.496947</text:p>
          </table:table-cell>
          <table:table-cell table:formula="of:=[.AP8]/[.$CA8]" office:value-type="float" office:value="673.137054860443" calcext:value-type="float">
            <text:p>673.137054860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0187" calcext:value-type="float">
            <text:p>0.010187</text:p>
          </table:table-cell>
          <table:table-cell table:formula="of:=[.AU8]/[.$CA8]" office:value-type="float" office:value="1.9609239653513" calcext:value-type="float">
            <text:p>1.96092396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7109" calcext:value-type="float">
            <text:p>0.027109</text:p>
          </table:table-cell>
          <table:table-cell table:formula="of:=[.AZ8]/[.$CA8]" office:value-type="float" office:value="5.21828681424447" calcext:value-type="float">
            <text:p>5.218286814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73742" calcext:value-type="float">
            <text:p>0.173742</text:p>
          </table:table-cell>
          <table:table-cell table:formula="of:=[.BE8]/[.$CA8]" office:value-type="float" office:value="33.4440808469682" calcext:value-type="float">
            <text:p>33.44408084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9643" calcext:value-type="float">
            <text:p>0.009643</text:p>
          </table:table-cell>
          <table:table-cell table:formula="of:=[.BJ8]/[.$CA8]" office:value-type="float" office:value="1.85620789220404" calcext:value-type="float">
            <text:p>1.856207892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5636" calcext:value-type="float">
            <text:p>0.025636</text:p>
          </table:table-cell>
          <table:table-cell table:formula="of:=[.BO8]/[.$CA8]" office:value-type="float" office:value="4.93474494706449" calcext:value-type="float">
            <text:p>4.934744947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493742" calcext:value-type="float">
            <text:p>0.493742</text:p>
          </table:table-cell>
          <table:table-cell table:formula="of:=[.BT8]/[.$CA8]" office:value-type="float" office:value="95.04177093359" calcext:value-type="float">
            <text:p>95.041770933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8];[.G8];[.L8];[.Q8];[.V8];[.AA8];[.AF8];[.AK8];[.AP8];[.AU8];[.AZ8];[.BE8];[.BJ8];[.BO8];[.BT8])" office:value-type="float" office:value="0.005195" calcext:value-type="float">
            <text:p>0.005195</text:p>
          </table:table-cell>
          <table:table-cell office:value-type="string" calcext:value-type="string">
            <text:p>enum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3793" calcext:value-type="float">
            <text:p>0.003793</text:p>
          </table:table-cell>
          <table:table-cell table:formula="of:=[.B9]/[.$CA9]" office:value-type="float" office:value="2.22332942555686" calcext:value-type="float">
            <text:p>2.2233294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13" calcext:value-type="float">
            <text:p>0.004313</text:p>
          </table:table-cell>
          <table:table-cell table:formula="of:=[.G9]/[.$CA9]" office:value-type="float" office:value="2.52813599062134" calcext:value-type="float">
            <text:p>2.52813599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970833" calcext:value-type="float">
            <text:p>209.970833</text:p>
          </table:table-cell>
          <table:table-cell table:formula="of:=[.L9]/[.$CA9]" office:value-type="float" office:value="123077.862250879" calcext:value-type="float">
            <text:p>123077.8622508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03909" calcext:value-type="float">
            <text:p>0.003909</text:p>
          </table:table-cell>
          <table:table-cell table:formula="of:=[.Q9]/[.$CA9]" office:value-type="float" office:value="2.29132473622509" calcext:value-type="float">
            <text:p>2.29132473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4344" calcext:value-type="float">
            <text:p>0.004344</text:p>
          </table:table-cell>
          <table:table-cell table:formula="of:=[.V9]/[.$CA9]" office:value-type="float" office:value="2.54630715123095" calcext:value-type="float">
            <text:p>2.5463071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8.065262" calcext:value-type="float">
            <text:p>168.065262</text:p>
          </table:table-cell>
          <table:table-cell table:formula="of:=[.AA9]/[.$CA9]" office:value-type="float" office:value="98514.2215709262" calcext:value-type="float">
            <text:p>98514.221570926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.049446" calcext:value-type="float">
            <text:p>0.049446</text:p>
          </table:table-cell>
          <table:table-cell table:formula="of:=[.AF9]/[.$CA9]" office:value-type="float" office:value="28.9835873388042" calcext:value-type="float">
            <text:p>28.9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9345" calcext:value-type="float">
            <text:p>0.019345</text:p>
          </table:table-cell>
          <table:table-cell table:formula="of:=[.AK9]/[.$CA9]" office:value-type="float" office:value="11.3393903868699" calcext:value-type="float">
            <text:p>11.339390386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06" calcext:value-type="float">
            <text:p>0.001706</text:p>
          </table:table-cell>
          <table:table-cell table:formula="of:=[.AP9]/[.$CA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176" calcext:value-type="float">
            <text:p>0.006176</text:p>
          </table:table-cell>
          <table:table-cell table:formula="of:=[.AU9]/[.$CA9]" office:value-type="float" office:value="3.62016412661196" calcext:value-type="float">
            <text:p>3.620164126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6544" calcext:value-type="float">
            <text:p>0.006544</text:p>
          </table:table-cell>
          <table:table-cell table:formula="of:=[.AZ9]/[.$CA9]" office:value-type="float" office:value="3.8358733880422" calcext:value-type="float">
            <text:p>3.8358733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854" calcext:value-type="float">
            <text:p>0.008854</text:p>
          </table:table-cell>
          <table:table-cell table:formula="of:=[.BE9]/[.$CA9]" office:value-type="float" office:value="5.18991793669402" calcext:value-type="float">
            <text:p>5.18991793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675" calcext:value-type="float">
            <text:p>0.01675</text:p>
          </table:table-cell>
          <table:table-cell table:formula="of:=[.BJ9]/[.$CA9]" office:value-type="float" office:value="9.81828839390387" calcext:value-type="float">
            <text:p>9.81828839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77" calcext:value-type="float">
            <text:p>0.00877</text:p>
          </table:table-cell>
          <table:table-cell table:formula="of:=[.BO9]/[.$CA9]" office:value-type="float" office:value="5.14067995310668" calcext:value-type="float">
            <text:p>5.14067995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0803" calcext:value-type="float">
            <text:p>0.010803</text:p>
          </table:table-cell>
          <table:table-cell table:formula="of:=[.BT9]/[.$CA9]" office:value-type="float" office:value="6.33235638921454" calcext:value-type="float">
            <text:p>6.33235638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9];[.G9];[.L9];[.Q9];[.V9];[.AA9];[.AF9];[.AK9];[.AP9];[.AU9];[.AZ9];[.BE9];[.BJ9];[.BO9];[.BT9])" office:value-type="float" office:value="0.001706" calcext:value-type="float">
            <text:p>0.001706</text:p>
          </table:table-cell>
          <table:table-cell office:value-type="string" calcext:value-type="string">
            <text:p>facto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776" calcext:value-type="float">
            <text:p>0.000776</text:p>
          </table:table-cell>
          <table:table-cell table:formula="of:=[.B10]/[.$CA10]" office:value-type="float" office:value="1.03743315508021" calcext:value-type="float">
            <text:p>1.03743315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8" calcext:value-type="float">
            <text:p>0.000848</text:p>
          </table:table-cell>
          <table:table-cell table:formula="of:=[.G10]/[.$CA10]" office:value-type="float" office:value="1.13368983957219" calcext:value-type="float">
            <text:p>1.13368983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3" calcext:value-type="float">
            <text:p>0.000763</text:p>
          </table:table-cell>
          <table:table-cell table:formula="of:=[.L10]/[.$CA10]" office:value-type="float" office:value="1.02005347593583" calcext:value-type="float">
            <text:p>1.02005347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73" calcext:value-type="float">
            <text:p>0.000873</text:p>
          </table:table-cell>
          <table:table-cell table:formula="of:=[.Q10]/[.$CA10]" office:value-type="float" office:value="1.16711229946524" calcext:value-type="float">
            <text:p>1.16711229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41" calcext:value-type="float">
            <text:p>0.000841</text:p>
          </table:table-cell>
          <table:table-cell table:formula="of:=[.V10]/[.$CA10]" office:value-type="float" office:value="1.12433155080214" calcext:value-type="float">
            <text:p>1.12433155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5" calcext:value-type="float">
            <text:p>0.000765</text:p>
          </table:table-cell>
          <table:table-cell table:formula="of:=[.AA10]/[.$CA10]" office:value-type="float" office:value="1.02272727272727" calcext:value-type="float">
            <text:p>1.02272727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48" calcext:value-type="float">
            <text:p>0.000748</text:p>
          </table:table-cell>
          <table:table-cell table:formula="of:=[.AF10]/[.$CA10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113" calcext:value-type="float">
            <text:p>0.001113</text:p>
          </table:table-cell>
          <table:table-cell table:formula="of:=[.AK10]/[.$CA10]" office:value-type="float" office:value="1.4879679144385" calcext:value-type="float">
            <text:p>1.48796791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8" calcext:value-type="float">
            <text:p>0.000768</text:p>
          </table:table-cell>
          <table:table-cell table:formula="of:=[.AP10]/[.$CA10]" office:value-type="float" office:value="1.02673796791444" calcext:value-type="float">
            <text:p>1.02673796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031" calcext:value-type="float">
            <text:p>0.001031</text:p>
          </table:table-cell>
          <table:table-cell table:formula="of:=[.AU10]/[.$CA10]" office:value-type="float" office:value="1.3783422459893" calcext:value-type="float">
            <text:p>1.3783422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68" calcext:value-type="float">
            <text:p>0.000868</text:p>
          </table:table-cell>
          <table:table-cell table:formula="of:=[.AZ10]/[.$CA10]" office:value-type="float" office:value="1.16042780748663" calcext:value-type="float">
            <text:p>1.1604278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78" calcext:value-type="float">
            <text:p>0.000778</text:p>
          </table:table-cell>
          <table:table-cell table:formula="of:=[.BE10]/[.$CA10]" office:value-type="float" office:value="1.04010695187166" calcext:value-type="float">
            <text:p>1.04010695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53" calcext:value-type="float">
            <text:p>0.000753</text:p>
          </table:table-cell>
          <table:table-cell table:formula="of:=[.BJ10]/[.$CA10]" office:value-type="float" office:value="1.00668449197861" calcext:value-type="float">
            <text:p>1.00668449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5" calcext:value-type="float">
            <text:p>0.00085</text:p>
          </table:table-cell>
          <table:table-cell table:formula="of:=[.BO10]/[.$CA10]" office:value-type="float" office:value="1.13636363636364" calcext:value-type="float">
            <text:p>1.13636363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34" calcext:value-type="float">
            <text:p>0.000834</text:p>
          </table:table-cell>
          <table:table-cell table:formula="of:=[.BT10]/[.$CA10]" office:value-type="float" office:value="1.11497326203209" calcext:value-type="float">
            <text:p>1.11497326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00748" calcext:value-type="float">
            <text:p>0.000748</text:p>
          </table:table-cell>
          <table:table-cell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3206" calcext:value-type="float">
            <text:p>0.003206</text:p>
          </table:table-cell>
          <table:table-cell table:formula="of:=[.B11]/[.$CA11]" office:value-type="float" office:value="1.02004454342984" calcext:value-type="float">
            <text:p>1.02004454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29" calcext:value-type="float">
            <text:p>0.003429</text:p>
          </table:table-cell>
          <table:table-cell table:formula="of:=[.G11]/[.$CA11]" office:value-type="float" office:value="1.09099586382437" calcext:value-type="float">
            <text:p>1.090995863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34815" calcext:value-type="float">
            <text:p>0.134815</text:p>
          </table:table-cell>
          <table:table-cell table:formula="of:=[.L11]/[.$CA11]" office:value-type="float" office:value="42.8937321030862" calcext:value-type="float">
            <text:p>42.89373210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143" calcext:value-type="float">
            <text:p>0.003143</text:p>
          </table:table-cell>
          <table:table-cell table:formula="of:=[.Q11]/[.$CA11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41" calcext:value-type="float">
            <text:p>0.00341</text:p>
          </table:table-cell>
          <table:table-cell table:formula="of:=[.V11]/[.$CA11]" office:value-type="float" office:value="1.08495068405982" calcext:value-type="float">
            <text:p>1.084950684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63077" calcext:value-type="float">
            <text:p>0.163077</text:p>
          </table:table-cell>
          <table:table-cell table:formula="of:=[.AA11]/[.$CA11]" office:value-type="float" office:value="51.8857779191855" calcext:value-type="float">
            <text:p>51.88577791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592" calcext:value-type="float">
            <text:p>0.018592</text:p>
          </table:table-cell>
          <table:table-cell table:formula="of:=[.AF11]/[.$CA11]" office:value-type="float" office:value="5.91536748329621" calcext:value-type="float">
            <text:p>5.91536748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8432" calcext:value-type="float">
            <text:p>0.018432</text:p>
          </table:table-cell>
          <table:table-cell table:formula="of:=[.AK11]/[.$CA11]" office:value-type="float" office:value="5.86446070633153" calcext:value-type="float">
            <text:p>5.86446070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3.15663" calcext:value-type="float">
            <text:p>153.15663</text:p>
          </table:table-cell>
          <table:table-cell table:formula="of:=[.AP11]/[.$CA11]" office:value-type="float" office:value="48729.4400254534" calcext:value-type="float">
            <text:p>48729.4400254534</text:p>
          </table:table-cell>
          <table:table-cell table:number-columns-repeated="3"/>
          <table:table-cell office:value-type="float" office:value="0.011505" calcext:value-type="float">
            <text:p>0.011505</text:p>
          </table:table-cell>
          <table:table-cell table:formula="of:=[.AU11]/[.$CA11]" office:value-type="float" office:value="3.66051543111677" calcext:value-type="float">
            <text:p>3.66051543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964" calcext:value-type="float">
            <text:p>0.012964</text:p>
          </table:table-cell>
          <table:table-cell table:formula="of:=[.AZ11]/[.$CA11]" office:value-type="float" office:value="4.12472160356347" calcext:value-type="float">
            <text:p>4.12472160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1.481136" calcext:value-type="float">
            <text:p>151.481136</text:p>
          </table:table-cell>
          <table:table-cell table:formula="of:=[.BE11]/[.$CA11]" office:value-type="float" office:value="48196.3525294305" calcext:value-type="float">
            <text:p>48196.3525294305</text:p>
          </table:table-cell>
          <table:table-cell table:number-columns-repeated="3"/>
          <table:table-cell office:value-type="float" office:value="0.011559" calcext:value-type="float">
            <text:p>0.011559</text:p>
          </table:table-cell>
          <table:table-cell table:formula="of:=[.BJ11]/[.$CA11]" office:value-type="float" office:value="3.67769646834235" calcext:value-type="float">
            <text:p>3.6776964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3039" calcext:value-type="float">
            <text:p>0.013039</text:p>
          </table:table-cell>
          <table:table-cell table:formula="of:=[.BO11]/[.$CA11]" office:value-type="float" office:value="4.14858415526567" calcext:value-type="float">
            <text:p>4.14858415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2.382834" calcext:value-type="float">
            <text:p>152.382834</text:p>
          </table:table-cell>
          <table:table-cell table:formula="of:=[.BT11]/[.$CA11]" office:value-type="float" office:value="48483.2433980274" calcext:value-type="float">
            <text:p>48483.243398027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3143" calcext:value-type="float">
            <text:p>0.003143</text:p>
          </table:table-cell>
          <table:table-cell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1303" calcext:value-type="float">
            <text:p>0.001303</text:p>
          </table:table-cell>
          <table:table-cell table:formula="of:=[.B12]/[.$CA12]" office:value-type="float" office:value="1.05934959349593" calcext:value-type="float">
            <text:p>1.05934959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48" calcext:value-type="float">
            <text:p>0.001448</text:p>
          </table:table-cell>
          <table:table-cell table:formula="of:=[.G12]/[.$CA12]" office:value-type="float" office:value="1.17723577235772" calcext:value-type="float">
            <text:p>1.177235772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45" calcext:value-type="float">
            <text:p>0.001245</text:p>
          </table:table-cell>
          <table:table-cell table:formula="of:=[.L12]/[.$CA12]" office:value-type="float" office:value="1.01219512195122" calcext:value-type="float">
            <text:p>1.0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68" calcext:value-type="float">
            <text:p>0.00168</text:p>
          </table:table-cell>
          <table:table-cell table:formula="of:=[.Q12]/[.$CA12]" office:value-type="float" office:value="1.36585365853659" calcext:value-type="float">
            <text:p>1.36585365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472" calcext:value-type="float">
            <text:p>0.001472</text:p>
          </table:table-cell>
          <table:table-cell table:formula="of:=[.V12]/[.$CA12]" office:value-type="float" office:value="1.19674796747967" calcext:value-type="float">
            <text:p>1.19674796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23" calcext:value-type="float">
            <text:p>0.00123</text:p>
          </table:table-cell>
          <table:table-cell table:formula="of:=[.AA12]/[.$CA1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128" calcext:value-type="float">
            <text:p>0.015128</text:p>
          </table:table-cell>
          <table:table-cell table:formula="of:=[.AF12]/[.$CA12]" office:value-type="float" office:value="12.2991869918699" calcext:value-type="float">
            <text:p>12.29918699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737" calcext:value-type="float">
            <text:p>0.001737</text:p>
          </table:table-cell>
          <table:table-cell table:formula="of:=[.AK12]/[.$CA12]" office:value-type="float" office:value="1.41219512195122" calcext:value-type="float">
            <text:p>1.412195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8652" calcext:value-type="float">
            <text:p>0.008652</text:p>
          </table:table-cell>
          <table:table-cell table:formula="of:=[.AP12]/[.$CA12]" office:value-type="float" office:value="7.03414634146341" calcext:value-type="float">
            <text:p>7.03414634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995" calcext:value-type="float">
            <text:p>0.003995</text:p>
          </table:table-cell>
          <table:table-cell table:formula="of:=[.AU12]/[.$CA12]" office:value-type="float" office:value="3.2479674796748" calcext:value-type="float">
            <text:p>3.24796747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051" calcext:value-type="float">
            <text:p>0.005051</text:p>
          </table:table-cell>
          <table:table-cell table:formula="of:=[.AZ12]/[.$CA12]" office:value-type="float" office:value="4.10650406504065" calcext:value-type="float">
            <text:p>4.10650406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2294" calcext:value-type="float">
            <text:p>0.012294</text:p>
          </table:table-cell>
          <table:table-cell table:formula="of:=[.BE12]/[.$CA12]" office:value-type="float" office:value="9.99512195121951" calcext:value-type="float">
            <text:p>9.99512195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7483" calcext:value-type="float">
            <text:p>0.007483</text:p>
          </table:table-cell>
          <table:table-cell table:formula="of:=[.BJ12]/[.$CA12]" office:value-type="float" office:value="6.08373983739837" calcext:value-type="float">
            <text:p>6.08373983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355" calcext:value-type="float">
            <text:p>0.002355</text:p>
          </table:table-cell>
          <table:table-cell table:formula="of:=[.BO12]/[.$CA12]" office:value-type="float" office:value="1.91463414634146" calcext:value-type="float">
            <text:p>1.91463414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1892" calcext:value-type="float">
            <text:p>0.001892</text:p>
          </table:table-cell>
          <table:table-cell table:formula="of:=[.BT12]/[.$CA12]" office:value-type="float" office:value="1.53821138211382" calcext:value-type="float">
            <text:p>1.53821138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123" calcext:value-type="float">
            <text:p>0.00123</text:p>
          </table:table-cell>
          <table:table-cell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49.002493" calcext:value-type="float">
            <text:p>49.002493</text:p>
          </table:table-cell>
          <table:table-cell table:formula="of:=[.B13]/[.$CA13]" office:value-type="float" office:value="9.93179494278463" calcext:value-type="float">
            <text:p>9.93179494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933901" calcext:value-type="float">
            <text:p>4.933901</text:p>
          </table:table-cell>
          <table:table-cell table:formula="of:=[.G13]/[.$CA13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.400734" calcext:value-type="float">
            <text:p>16.400734</text:p>
          </table:table-cell>
          <table:table-cell table:formula="of:=[.L13]/[.$CA13]" office:value-type="float" office:value="3.32409061308689" calcext:value-type="float">
            <text:p>3.324090613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.947134" calcext:value-type="float">
            <text:p>74.947134</text:p>
          </table:table-cell>
          <table:table-cell table:formula="of:=[.Q13]/[.$CA13]" office:value-type="float" office:value="15.1902387178016" calcext:value-type="float">
            <text:p>15.19023871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.436183" calcext:value-type="float">
            <text:p>28.436183</text:p>
          </table:table-cell>
          <table:table-cell table:formula="of:=[.V13]/[.$CA13]" office:value-type="float" office:value="5.76342796501186" calcext:value-type="float">
            <text:p>5.76342796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.363144" calcext:value-type="float">
            <text:p>15.363144</text:p>
          </table:table-cell>
          <table:table-cell table:formula="of:=[.AA13]/[.$CA13]" office:value-type="float" office:value="3.11379251428028" calcext:value-type="float">
            <text:p>3.11379251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1.023725" calcext:value-type="float">
            <text:p>191.023725</text:p>
          </table:table-cell>
          <table:table-cell table:formula="of:=[.AF13]/[.$CA13]" office:value-type="float" office:value="38.716570316267" calcext:value-type="float">
            <text:p>38.71657031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3.171883" calcext:value-type="float">
            <text:p>123.171883</text:p>
          </table:table-cell>
          <table:table-cell table:formula="of:=[.AK13]/[.$CA13]" office:value-type="float" office:value="24.9644009881836" calcext:value-type="float">
            <text:p>24.96440098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.090063" calcext:value-type="float">
            <text:p>6.090063</text:p>
          </table:table-cell>
          <table:table-cell table:formula="of:=[.AP13]/[.$CA13]" office:value-type="float" office:value="1.23433019835623" calcext:value-type="float">
            <text:p>1.23433019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2.686605" calcext:value-type="float">
            <text:p>252.686605</text:p>
          </table:table-cell>
          <table:table-cell table:formula="of:=[.AU13]/[.$CA13]" office:value-type="float" office:value="51.2143646579046" calcext:value-type="float">
            <text:p>51.2143646579</text:p>
          </table:table-cell>
          <table:table-cell table:number-columns-repeated="3"/>
          <table:table-cell office:value-type="float" office:value="143.950921" calcext:value-type="float">
            <text:p>143.950921</text:p>
          </table:table-cell>
          <table:table-cell table:formula="of:=[.AZ13]/[.$CA13]" office:value-type="float" office:value="29.1758835452921" calcext:value-type="float">
            <text:p>29.1758835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615766" calcext:value-type="float">
            <text:p>6.615766</text:p>
          </table:table-cell>
          <table:table-cell table:formula="of:=[.BE13]/[.$CA13]" office:value-type="float" office:value="1.34087935692265" calcext:value-type="float">
            <text:p>1.340879356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3.560408" calcext:value-type="float">
            <text:p>343.560408</text:p>
          </table:table-cell>
          <table:table-cell table:formula="of:=[.BJ13]/[.$CA13]" office:value-type="float" office:value="69.6326107880965" calcext:value-type="float">
            <text:p>69.63261078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8.745872" calcext:value-type="float">
            <text:p>148.745872</text:p>
          </table:table-cell>
          <table:table-cell table:formula="of:=[.BO13]/[.$CA13]" office:value-type="float" office:value="30.1477212453189" calcext:value-type="float">
            <text:p>30.147721245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.23289" calcext:value-type="float">
            <text:p>6.23289</text:p>
          </table:table-cell>
          <table:table-cell table:formula="of:=[.BT13]/[.$CA13]" office:value-type="float" office:value="1.26327828628908" calcext:value-type="float">
            <text:p>1.263278286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3];[.G13];[.L13];[.Q13];[.V13];[.AA13];[.AF13];[.AK13];[.AP13];[.AU13];[.AZ13];[.BE13];[.BJ13];[.BO13];[.BT13])" office:value-type="float" office:value="4.933901" calcext:value-type="float">
            <text:p>4.933901</text:p>
          </table:table-cell>
          <table:table-cell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418818" calcext:value-type="float">
            <text:p>0.418818</text:p>
          </table:table-cell>
          <table:table-cell table:formula="of:=[.B14]/[.$CA14]" office:value-type="float" office:value="1.66787995603485" calcext:value-type="float">
            <text:p>1.6678799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83222" calcext:value-type="float">
            <text:p>0.283222</text:p>
          </table:table-cell>
          <table:table-cell table:formula="of:=[.G14]/[.$CA14]" office:value-type="float" office:value="1.12788919508737" calcext:value-type="float">
            <text:p>1.12788919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934753" calcext:value-type="float">
            <text:p>2.934753</text:p>
          </table:table-cell>
          <table:table-cell table:formula="of:=[.L14]/[.$CA14]" office:value-type="float" office:value="11.6872142663714" calcext:value-type="float">
            <text:p>11.68721426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6598" calcext:value-type="float">
            <text:p>0.26598</text:p>
          </table:table-cell>
          <table:table-cell table:formula="of:=[.Q14]/[.$CA14]" office:value-type="float" office:value="1.05922551252847" calcext:value-type="float">
            <text:p>1.059225512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51108" calcext:value-type="float">
            <text:p>0.251108</text:p>
          </table:table-cell>
          <table:table-cell table:formula="of:=[.V14]/[.$CA1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35279" calcext:value-type="float">
            <text:p>1.935279</text:p>
          </table:table-cell>
          <table:table-cell table:formula="of:=[.AA14]/[.$CA14]" office:value-type="float" office:value="7.70695875878108" calcext:value-type="float">
            <text:p>7.70695875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404031" calcext:value-type="float">
            <text:p>0.404031</text:p>
          </table:table-cell>
          <table:table-cell table:formula="of:=[.AF14]/[.$CA14]" office:value-type="float" office:value="1.6089929432754" calcext:value-type="float">
            <text:p>1.60899294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17709" calcext:value-type="float">
            <text:p>0.717709</text:p>
          </table:table-cell>
          <table:table-cell table:formula="of:=[.AK14]/[.$CA14]" office:value-type="float" office:value="2.85816859677908" calcext:value-type="float">
            <text:p>2.85816859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93359" calcext:value-type="float">
            <text:p>2.293359</text:p>
          </table:table-cell>
          <table:table-cell table:formula="of:=[.AP14]/[.$CA14]" office:value-type="float" office:value="9.13295872692228" calcext:value-type="float">
            <text:p>9.13295872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39677" calcext:value-type="float">
            <text:p>0.739677</text:p>
          </table:table-cell>
          <table:table-cell table:formula="of:=[.AU14]/[.$CA14]" office:value-type="float" office:value="2.94565286649569" calcext:value-type="float">
            <text:p>2.94565286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56527" calcext:value-type="float">
            <text:p>0.756527</text:p>
          </table:table-cell>
          <table:table-cell table:formula="of:=[.AZ14]/[.$CA14]" office:value-type="float" office:value="3.01275546776686" calcext:value-type="float">
            <text:p>3.012755467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16289" calcext:value-type="float">
            <text:p>2.716289</text:p>
          </table:table-cell>
          <table:table-cell table:formula="of:=[.BE14]/[.$CA14]" office:value-type="float" office:value="10.8172141070774" calcext:value-type="float">
            <text:p>10.81721410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64783" calcext:value-type="float">
            <text:p>0.564783</text:p>
          </table:table-cell>
          <table:table-cell table:formula="of:=[.BJ14]/[.$CA14]" office:value-type="float" office:value="2.249163706453" calcext:value-type="float">
            <text:p>2.249163706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698488" calcext:value-type="float">
            <text:p>0.698488</text:p>
          </table:table-cell>
          <table:table-cell table:formula="of:=[.BO14]/[.$CA14]" office:value-type="float" office:value="2.78162384312726" calcext:value-type="float">
            <text:p>2.781623843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763122" calcext:value-type="float">
            <text:p>2.763122</text:p>
          </table:table-cell>
          <table:table-cell table:formula="of:=[.BT14]/[.$CA14]" office:value-type="float" office:value="11.003719515109" calcext:value-type="float">
            <text:p>11.003719515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251108" calcext:value-type="float">
            <text:p>0.251108</text:p>
          </table:table-cell>
          <table:table-cell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55.898972" calcext:value-type="float">
            <text:p>55.898972</text:p>
          </table:table-cell>
          <table:table-cell table:formula="of:=[.B15]/[.$CA15]" office:value-type="float" office:value="4.26221312357268" calcext:value-type="float">
            <text:p>4.262213123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.118063" calcext:value-type="float">
            <text:p>14.118063</text:p>
          </table:table-cell>
          <table:table-cell table:formula="of:=[.G15]/[.$CA15]" office:value-type="float" office:value="1.07648121682856" calcext:value-type="float">
            <text:p>1.076481216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0.442258" calcext:value-type="float">
            <text:p>250.442258</text:p>
          </table:table-cell>
          <table:table-cell table:formula="of:=[.L15]/[.$CA15]" office:value-type="float" office:value="19.0958481087054" calcext:value-type="float">
            <text:p>19.0958481087</text:p>
          </table:table-cell>
          <table:table-cell table:number-columns-repeated="3"/>
          <table:table-cell office:value-type="float" office:value="20.445935" calcext:value-type="float">
            <text:p>20.445935</text:p>
          </table:table-cell>
          <table:table-cell table:formula="of:=[.Q15]/[.$CA15]" office:value-type="float" office:value="1.55897200543713" calcext:value-type="float">
            <text:p>1.558972005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.115011" calcext:value-type="float">
            <text:p>13.115011</text:p>
          </table:table-cell>
          <table:table-cell table:formula="of:=[.V15]/[.$CA15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6.168972" calcext:value-type="float">
            <text:p>236.168972</text:p>
          </table:table-cell>
          <table:table-cell table:formula="of:=[.AA15]/[.$CA15]" office:value-type="float" office:value="18.0075313699699" calcext:value-type="float">
            <text:p>18.00753137</text:p>
          </table:table-cell>
          <table:table-cell table:number-columns-repeated="3"/>
          <table:table-cell office:value-type="float" office:value="60.409254" calcext:value-type="float">
            <text:p>60.409254</text:p>
          </table:table-cell>
          <table:table-cell table:formula="of:=[.AF15]/[.$CA15]" office:value-type="float" office:value="4.60611538945716" calcext:value-type="float">
            <text:p>4.606115389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3.51327" calcext:value-type="float">
            <text:p>53.51327</text:p>
          </table:table-cell>
          <table:table-cell table:formula="of:=[.AK15]/[.$CA15]" office:value-type="float" office:value="4.08030690938803" calcext:value-type="float">
            <text:p>4.080306909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7.764989" calcext:value-type="float">
            <text:p>257.764989</text:p>
          </table:table-cell>
          <table:table-cell table:formula="of:=[.AP15]/[.$CA15]" office:value-type="float" office:value="19.6541954101297" calcext:value-type="float">
            <text:p>19.6541954101</text:p>
          </table:table-cell>
          <table:table-cell table:number-columns-repeated="3"/>
          <table:table-cell office:value-type="float" office:value="29.798733" calcext:value-type="float">
            <text:p>29.798733</text:p>
          </table:table-cell>
          <table:table-cell table:formula="of:=[.AU15]/[.$CA15]" office:value-type="float" office:value="2.27210888347711" calcext:value-type="float">
            <text:p>2.27210888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.681003" calcext:value-type="float">
            <text:p>23.681003</text:p>
          </table:table-cell>
          <table:table-cell table:formula="of:=[.AZ15]/[.$CA15]" office:value-type="float" office:value="1.80564110849774" calcext:value-type="float">
            <text:p>1.805641108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6.995123" calcext:value-type="float">
            <text:p>256.995123</text:p>
          </table:table-cell>
          <table:table-cell table:formula="of:=[.BE15]/[.$CA15]" office:value-type="float" office:value="19.5954942775115" calcext:value-type="float">
            <text:p>19.5954942775</text:p>
          </table:table-cell>
          <table:table-cell table:number-columns-repeated="3"/>
          <table:table-cell office:value-type="float" office:value="24.207814" calcext:value-type="float">
            <text:p>24.207814</text:p>
          </table:table-cell>
          <table:table-cell table:formula="of:=[.BJ15]/[.$CA15]" office:value-type="float" office:value="1.84580966039601" calcext:value-type="float">
            <text:p>1.84580966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.595312" calcext:value-type="float">
            <text:p>17.595312</text:p>
          </table:table-cell>
          <table:table-cell table:formula="of:=[.BO15]/[.$CA15]" office:value-type="float" office:value="1.3416162594145" calcext:value-type="float">
            <text:p>1.341616259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61.962665" calcext:value-type="float">
            <text:p>261.962665</text:p>
          </table:table-cell>
          <table:table-cell table:formula="of:=[.BT15]/[.$CA15]" office:value-type="float" office:value="19.9742619354265" calcext:value-type="float">
            <text:p>19.974261935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15];[.G15];[.L15];[.Q15];[.V15];[.AA15];[.AF15];[.AK15];[.AP15];[.AU15];[.AZ15];[.BE15];[.BJ15];[.BO15];[.BT15])" office:value-type="float" office:value="13.115011" calcext:value-type="float">
            <text:p>13.115011</text:p>
          </table:table-cell>
          <table:table-cell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774533" calcext:value-type="float">
            <text:p>0.774533</text:p>
          </table:table-cell>
          <table:table-cell table:formula="of:=[.B16]/[.$CA16]" office:value-type="float" office:value="3.22511107317297" calcext:value-type="float">
            <text:p>3.22511107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5456" calcext:value-type="float">
            <text:p>0.315456</text:p>
          </table:table-cell>
          <table:table-cell table:formula="of:=[.G16]/[.$CA16]" office:value-type="float" office:value="1.31354072544211" calcext:value-type="float">
            <text:p>1.31354072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6.298963" calcext:value-type="float">
            <text:p>226.298963</text:p>
          </table:table-cell>
          <table:table-cell table:formula="of:=[.L16]/[.$CA16]" office:value-type="float" office:value="942.295927247592" calcext:value-type="float">
            <text:p>942.2959272476</text:p>
          </table:table-cell>
          <table:table-cell table:number-columns-repeated="3"/>
          <table:table-cell office:value-type="float" office:value="0.499187" calcext:value-type="float">
            <text:p>0.499187</text:p>
          </table:table-cell>
          <table:table-cell table:formula="of:=[.Q16]/[.$CA16]" office:value-type="float" office:value="2.07858609159841" calcext:value-type="float">
            <text:p>2.07858609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0157" calcext:value-type="float">
            <text:p>0.240157</text:p>
          </table:table-cell>
          <table:table-cell table:formula="of:=[.V16]/[.$CA16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3.99367" calcext:value-type="float">
            <text:p>213.99367</text:p>
          </table:table-cell>
          <table:table-cell table:formula="of:=[.AA16]/[.$CA16]" office:value-type="float" office:value="891.05739162298" calcext:value-type="float">
            <text:p>891.057391623</text:p>
          </table:table-cell>
          <table:table-cell table:number-columns-repeated="3"/>
          <table:table-cell office:value-type="float" office:value="0.318135" calcext:value-type="float">
            <text:p>0.318135</text:p>
          </table:table-cell>
          <table:table-cell table:formula="of:=[.AF16]/[.$CA16]" office:value-type="float" office:value="1.32469592808038" calcext:value-type="float">
            <text:p>1.32469592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4094" calcext:value-type="float">
            <text:p>0.244094</text:p>
          </table:table-cell>
          <table:table-cell table:formula="of:=[.AK16]/[.$CA16]" office:value-type="float" office:value="1.01639344262295" calcext:value-type="float">
            <text:p>1.016393442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7.26161" calcext:value-type="float">
            <text:p>227.26161</text:p>
          </table:table-cell>
          <table:table-cell table:formula="of:=[.AP16]/[.$CA16]" office:value-type="float" office:value="946.304334248013" calcext:value-type="float">
            <text:p>946.304334248</text:p>
          </table:table-cell>
          <table:table-cell table:number-columns-repeated="3"/>
          <table:table-cell office:value-type="float" office:value="0.863721" calcext:value-type="float">
            <text:p>0.863721</text:p>
          </table:table-cell>
          <table:table-cell table:formula="of:=[.AU16]/[.$CA16]" office:value-type="float" office:value="3.59648479952698" calcext:value-type="float">
            <text:p>3.596484799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701" calcext:value-type="float">
            <text:p>0.78701</text:p>
          </table:table-cell>
          <table:table-cell table:formula="of:=[.AZ16]/[.$CA16]" office:value-type="float" office:value="3.27706458691606" calcext:value-type="float">
            <text:p>3.277064586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873661" calcext:value-type="float">
            <text:p>1.873661</text:p>
          </table:table-cell>
          <table:table-cell table:formula="of:=[.BE16]/[.$CA16]" office:value-type="float" office:value="7.8018171446179" calcext:value-type="float">
            <text:p>7.80181714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69837" calcext:value-type="float">
            <text:p>0.869837</text:p>
          </table:table-cell>
          <table:table-cell table:formula="of:=[.BJ16]/[.$CA16]" office:value-type="float" office:value="3.62195147341114" calcext:value-type="float">
            <text:p>3.621951473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10771" calcext:value-type="float">
            <text:p>0.610771</text:p>
          </table:table-cell>
          <table:table-cell table:formula="of:=[.BO16]/[.$CA16]" office:value-type="float" office:value="2.54321547987358" calcext:value-type="float">
            <text:p>2.54321547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61" calcext:value-type="float">
            <text:p>1.905061</text:p>
          </table:table-cell>
          <table:table-cell table:formula="of:=[.BT16]/[.$CA16]" office:value-type="float" office:value="7.93256494709711" calcext:value-type="float">
            <text:p>7.932564947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240157" calcext:value-type="float">
            <text:p>0.240157</text:p>
          </table:table-cell>
          <table:table-cell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62.063914" calcext:value-type="float">
            <text:p>62.063914</text:p>
          </table:table-cell>
          <table:table-cell table:formula="of:=[.B17]/[.$CA17]" office:value-type="float" office:value="4.74734990129944" calcext:value-type="float">
            <text:p>4.74734990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.953049" calcext:value-type="float">
            <text:p>26.953049</text:p>
          </table:table-cell>
          <table:table-cell table:formula="of:=[.G17]/[.$CA17]" office:value-type="float" office:value="2.06167394647184" calcext:value-type="float">
            <text:p>2.061673946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.074737" calcext:value-type="float">
            <text:p>38.074737</text:p>
          </table:table-cell>
          <table:table-cell table:formula="of:=[.L17]/[.$CA17]" office:value-type="float" office:value="2.91238639797922" calcext:value-type="float">
            <text:p>2.91238639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.657245" calcext:value-type="float">
            <text:p>28.657245</text:p>
          </table:table-cell>
          <table:table-cell table:formula="of:=[.Q17]/[.$CA17]" office:value-type="float" office:value="2.19203012594829" calcext:value-type="float">
            <text:p>2.192030125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.669878" calcext:value-type="float">
            <text:p>22.669878</text:p>
          </table:table-cell>
          <table:table-cell table:formula="of:=[.V17]/[.$CA17]" office:value-type="float" office:value="1.73404859844596" calcext:value-type="float">
            <text:p>1.73404859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4.758818" calcext:value-type="float">
            <text:p>34.758818</text:p>
          </table:table-cell>
          <table:table-cell table:formula="of:=[.AA17]/[.$CA17]" office:value-type="float" office:value="2.65874741966137" calcext:value-type="float">
            <text:p>2.658747419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4.357017" calcext:value-type="float">
            <text:p>104.357017</text:p>
          </table:table-cell>
          <table:table-cell table:formula="of:=[.AF17]/[.$CA17]" office:value-type="float" office:value="7.98240462815243" calcext:value-type="float">
            <text:p>7.982404628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3.553132" calcext:value-type="float">
            <text:p>93.553132</text:p>
          </table:table-cell>
          <table:table-cell table:formula="of:=[.AK17]/[.$CA17]" office:value-type="float" office:value="7.15600134349332" calcext:value-type="float">
            <text:p>7.15600134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3.929462" calcext:value-type="float">
            <text:p>233.929462</text:p>
          </table:table-cell>
          <table:table-cell table:formula="of:=[.AP17]/[.$CA17]" office:value-type="float" office:value="17.8935703013627" calcext:value-type="float">
            <text:p>17.8935703014</text:p>
          </table:table-cell>
          <table:table-cell table:number-columns-repeated="3"/>
          <table:table-cell office:value-type="float" office:value="73.82165" calcext:value-type="float">
            <text:p>73.82165</text:p>
          </table:table-cell>
          <table:table-cell table:formula="of:=[.AU17]/[.$CA17]" office:value-type="float" office:value="5.64671449566107" calcext:value-type="float">
            <text:p>5.646714495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7.624079" calcext:value-type="float">
            <text:p>67.624079</text:p>
          </table:table-cell>
          <table:table-cell table:formula="of:=[.AZ17]/[.$CA17]" office:value-type="float" office:value="5.17265418945566" calcext:value-type="float">
            <text:p>5.172654189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4.70133" calcext:value-type="float">
            <text:p>224.70133</text:p>
          </table:table-cell>
          <table:table-cell table:formula="of:=[.BE17]/[.$CA17]" office:value-type="float" office:value="17.1876984232311" calcext:value-type="float">
            <text:p>17.1876984232</text:p>
          </table:table-cell>
          <table:table-cell table:number-columns-repeated="3"/>
          <table:table-cell office:value-type="float" office:value="56.558992" calcext:value-type="float">
            <text:p>56.558992</text:p>
          </table:table-cell>
          <table:table-cell table:formula="of:=[.BJ17]/[.$CA17]" office:value-type="float" office:value="4.32627122241752" calcext:value-type="float">
            <text:p>4.32627122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.650878" calcext:value-type="float">
            <text:p>50.650878</text:p>
          </table:table-cell>
          <table:table-cell table:formula="of:=[.BO17]/[.$CA17]" office:value-type="float" office:value="3.87435186047129" calcext:value-type="float">
            <text:p>3.874351860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.073381" calcext:value-type="float">
            <text:p>13.073381</text:p>
          </table:table-cell>
          <table:table-cell table:formula="of:=[.BT17]/[.$CA17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17];[.G17];[.L17];[.Q17];[.V17];[.AA17];[.AF17];[.AK17];[.AP17];[.AU17];[.AZ17];[.BE17];[.BJ17];[.BO17];[.BT17])" office:value-type="float" office:value="13.073381" calcext:value-type="float">
            <text:p>13.073381</text:p>
          </table:table-cell>
          <table:table-cell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81516" calcext:value-type="float">
            <text:p>0.181516</text:p>
          </table:table-cell>
          <table:table-cell table:formula="of:=[.B18]/[.$CA18]" office:value-type="float" office:value="3.20128392797305" calcext:value-type="float">
            <text:p>3.2012839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8386" calcext:value-type="float">
            <text:p>0.068386</text:p>
          </table:table-cell>
          <table:table-cell table:formula="of:=[.G18]/[.$CA18]" office:value-type="float" office:value="1.20608102149874" calcext:value-type="float">
            <text:p>1.20608102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.353665" calcext:value-type="float">
            <text:p>13.353665</text:p>
          </table:table-cell>
          <table:table-cell table:formula="of:=[.L18]/[.$CA18]" office:value-type="float" office:value="235.510220278302" calcext:value-type="float">
            <text:p>235.510220278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77474" calcext:value-type="float">
            <text:p>0.077474</text:p>
          </table:table-cell>
          <table:table-cell table:formula="of:=[.Q18]/[.$CA18]" office:value-type="float" office:value="1.36636038165112" calcext:value-type="float">
            <text:p>1.36636038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4425" calcext:value-type="float">
            <text:p>0.064425</text:p>
          </table:table-cell>
          <table:table-cell table:formula="of:=[.V18]/[.$CA18]" office:value-type="float" office:value="1.13622334703092" calcext:value-type="float">
            <text:p>1.13622334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954169" calcext:value-type="float">
            <text:p>1.954169</text:p>
          </table:table-cell>
          <table:table-cell table:formula="of:=[.AA18]/[.$CA18]" office:value-type="float" office:value="34.4644538897021" calcext:value-type="float">
            <text:p>34.464453889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56701" calcext:value-type="float">
            <text:p>0.056701</text:p>
          </table:table-cell>
          <table:table-cell table:formula="of:=[.AF18]/[.$CA18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599" calcext:value-type="float">
            <text:p>0.084599</text:p>
          </table:table-cell>
          <table:table-cell table:formula="of:=[.AK18]/[.$CA18]" office:value-type="float" office:value="1.49201954110157" calcext:value-type="float">
            <text:p>1.49201954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832" calcext:value-type="float">
            <text:p>0.691832</text:p>
          </table:table-cell>
          <table:table-cell table:formula="of:=[.AP18]/[.$CA18]" office:value-type="float" office:value="12.2014073825858" calcext:value-type="float">
            <text:p>12.20140738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13852" calcext:value-type="float">
            <text:p>0.213852</text:p>
          </table:table-cell>
          <table:table-cell table:formula="of:=[.AU18]/[.$CA18]" office:value-type="float" office:value="3.77157369358565" calcext:value-type="float">
            <text:p>3.77157369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01032" calcext:value-type="float">
            <text:p>0.201032</text:p>
          </table:table-cell>
          <table:table-cell table:formula="of:=[.AZ18]/[.$CA18]" office:value-type="float" office:value="3.54547538844112" calcext:value-type="float">
            <text:p>3.54547538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037695" calcext:value-type="float">
            <text:p>3.037695</text:p>
          </table:table-cell>
          <table:table-cell table:formula="of:=[.BE18]/[.$CA18]" office:value-type="float" office:value="53.5739228585034" calcext:value-type="float">
            <text:p>53.573922858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2988" calcext:value-type="float">
            <text:p>0.132988</text:p>
          </table:table-cell>
          <table:table-cell table:formula="of:=[.BJ18]/[.$CA18]" office:value-type="float" office:value="2.345426006596" calcext:value-type="float">
            <text:p>2.34542600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40706" calcext:value-type="float">
            <text:p>0.140706</text:p>
          </table:table-cell>
          <table:table-cell table:formula="of:=[.BO18]/[.$CA18]" office:value-type="float" office:value="2.48154353538738" calcext:value-type="float">
            <text:p>2.48154353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2249" calcext:value-type="float">
            <text:p>0.702249</text:p>
          </table:table-cell>
          <table:table-cell table:formula="of:=[.BT18]/[.$CA18]" office:value-type="float" office:value="12.3851254827957" calcext:value-type="float">
            <text:p>12.38512548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6701" calcext:value-type="float">
            <text:p>0.056701</text:p>
          </table:table-cell>
          <table:table-cell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7.789742" calcext:value-type="float">
            <text:p>7.789742</text:p>
          </table:table-cell>
          <table:table-cell table:formula="of:=[.B19]/[.$CA19]" office:value-type="float" office:value="15.9904710879012" calcext:value-type="float">
            <text:p>15.99047108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06947" calcext:value-type="float">
            <text:p>0.706947</text:p>
          </table:table-cell>
          <table:table-cell table:formula="of:=[.G19]/[.$CA19]" office:value-type="float" office:value="1.45119255094437" calcext:value-type="float">
            <text:p>1.451192550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1.811945" calcext:value-type="float">
            <text:p>201.811945</text:p>
          </table:table-cell>
          <table:table-cell table:formula="of:=[.L19]/[.$CA19]" office:value-type="float" office:value="414.271495989933" calcext:value-type="float">
            <text:p>414.271495989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.324992" calcext:value-type="float">
            <text:p>1.324992</text:p>
          </table:table-cell>
          <table:table-cell table:formula="of:=[.Q19]/[.$CA19]" office:value-type="float" office:value="2.71989062894515" calcext:value-type="float">
            <text:p>2.719890628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92188" calcext:value-type="float">
            <text:p>0.592188</text:p>
          </table:table-cell>
          <table:table-cell table:formula="of:=[.V19]/[.$CA19]" office:value-type="float" office:value="1.21561986168503" calcext:value-type="float">
            <text:p>1.21561986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2.079892" calcext:value-type="float">
            <text:p>72.079892</text:p>
          </table:table-cell>
          <table:table-cell table:formula="of:=[.AA19]/[.$CA19]" office:value-type="float" office:value="147.962721877701" calcext:value-type="float">
            <text:p>147.962721877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78044" calcext:value-type="float">
            <text:p>0.78044</text:p>
          </table:table-cell>
          <table:table-cell table:formula="of:=[.AF19]/[.$CA19]" office:value-type="float" office:value="1.60205604445457" calcext:value-type="float">
            <text:p>1.602056044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487149" calcext:value-type="float">
            <text:p>0.487149</text:p>
          </table:table-cell>
          <table:table-cell table:formula="of:=[.AK19]/[.$CA19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.442365" calcext:value-type="float">
            <text:p>11.442365</text:p>
          </table:table-cell>
          <table:table-cell table:formula="of:=[.AP19]/[.$CA19]" office:value-type="float" office:value="23.4884296180429" calcext:value-type="float">
            <text:p>23.4884296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408491" calcext:value-type="float">
            <text:p>2.408491</text:p>
          </table:table-cell>
          <table:table-cell table:formula="of:=[.AU19]/[.$CA19]" office:value-type="float" office:value="4.94405407791045" calcext:value-type="float">
            <text:p>4.944054077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.886075" calcext:value-type="float">
            <text:p>1.886075</text:p>
          </table:table-cell>
          <table:table-cell table:formula="of:=[.AZ19]/[.$CA19]" office:value-type="float" office:value="3.87165938963233" calcext:value-type="float">
            <text:p>3.87165938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50.690651" calcext:value-type="float">
            <text:p>250.690651</text:p>
          </table:table-cell>
          <table:table-cell table:formula="of:=[.BE19]/[.$CA19]" office:value-type="float" office:value="514.607750400801" calcext:value-type="float">
            <text:p>514.6077504008</text:p>
          </table:table-cell>
          <table:table-cell table:number-columns-repeated="3"/>
          <table:table-cell office:value-type="float" office:value="1.186557" calcext:value-type="float">
            <text:p>1.186557</text:p>
          </table:table-cell>
          <table:table-cell table:formula="of:=[.BJ19]/[.$CA19]" office:value-type="float" office:value="2.43571679301405" calcext:value-type="float">
            <text:p>2.4357167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996835" calcext:value-type="float">
            <text:p>0.996835</text:p>
          </table:table-cell>
          <table:table-cell table:formula="of:=[.BO19]/[.$CA19]" office:value-type="float" office:value="2.04626305298789" calcext:value-type="float">
            <text:p>2.04626305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4.201503" calcext:value-type="float">
            <text:p>184.201503</text:p>
          </table:table-cell>
          <table:table-cell table:formula="of:=[.BT19]/[.$CA19]" office:value-type="float" office:value="378.121484391839" calcext:value-type="float">
            <text:p>378.12148439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MIN([.B19];[.G19];[.L19];[.Q19];[.V19];[.AA19];[.AF19];[.AK19];[.AP19];[.AU19];[.AZ19];[.BE19];[.BJ19];[.BO19];[.BT19])" office:value-type="float" office:value="0.487149" calcext:value-type="float">
            <text:p>0.487149</text:p>
          </table:table-cell>
          <table:table-cell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77.08362" calcext:value-type="float">
            <text:p>77.08362</text:p>
          </table:table-cell>
          <table:table-cell table:formula="of:=[.B20]/[.$CA20]" office:value-type="float" office:value="722.135389342727" calcext:value-type="float">
            <text:p>722.13538934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8317" calcext:value-type="float">
            <text:p>0.348317</text:p>
          </table:table-cell>
          <table:table-cell table:formula="of:=[.G20]/[.$CA20]" office:value-type="float" office:value="3.26310612306078" calcext:value-type="float">
            <text:p>3.2631061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9.422576" calcext:value-type="float">
            <text:p>139.422576</text:p>
          </table:table-cell>
          <table:table-cell table:formula="of:=[.L20]/[.$CA20]" office:value-type="float" office:value="1306.13969871843" calcext:value-type="float">
            <text:p>1306.1396987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808542" calcext:value-type="float">
            <text:p>0.808542</text:p>
          </table:table-cell>
          <table:table-cell table:formula="of:=[.Q20]/[.$CA20]" office:value-type="float" office:value="7.57458967248745" calcext:value-type="float">
            <text:p>7.57458967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426" calcext:value-type="float">
            <text:p>0.3426</text:p>
          </table:table-cell>
          <table:table-cell table:formula="of:=[.V20]/[.$CA20]" office:value-type="float" office:value="3.20954807764371" calcext:value-type="float">
            <text:p>3.209548077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7.922192" calcext:value-type="float">
            <text:p>157.922192</text:p>
          </table:table-cell>
          <table:table-cell table:formula="of:=[.AA20]/[.$CA20]" office:value-type="float" office:value="1479.44795023608" calcext:value-type="float">
            <text:p>1479.4479502361</text:p>
          </table:table-cell>
          <table:table-cell table:number-columns-repeated="3"/>
          <table:table-cell office:value-type="float" office:value="0.106744" calcext:value-type="float">
            <text:p>0.106744</text:p>
          </table:table-cell>
          <table:table-cell table:formula="of:=[.AF20]/[.$CA20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126796" calcext:value-type="float">
            <text:p>0.126796</text:p>
          </table:table-cell>
          <table:table-cell table:formula="of:=[.AK20]/[.$CA20]" office:value-type="float" office:value="1.18785130780184" calcext:value-type="float">
            <text:p>1.187851307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4.928298" calcext:value-type="float">
            <text:p>164.928298</text:p>
          </table:table-cell>
          <table:table-cell table:formula="of:=[.AP20]/[.$CA20]" office:value-type="float" office:value="1545.08260885858" calcext:value-type="float">
            <text:p>1545.0826088586</text:p>
          </table:table-cell>
          <table:table-cell table:number-columns-repeated="3"/>
          <table:table-cell office:value-type="float" office:value="0.351201" calcext:value-type="float">
            <text:p>0.351201</text:p>
          </table:table-cell>
          <table:table-cell table:formula="of:=[.AU20]/[.$CA20]" office:value-type="float" office:value="3.29012403507457" calcext:value-type="float">
            <text:p>3.290124035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319632" calcext:value-type="float">
            <text:p>0.319632</text:p>
          </table:table-cell>
          <table:table-cell table:formula="of:=[.AZ20]/[.$CA20]" office:value-type="float" office:value="2.9943790751705" calcext:value-type="float">
            <text:p>2.994379075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1.59129" calcext:value-type="float">
            <text:p>161.59129</text:p>
          </table:table-cell>
          <table:table-cell table:formula="of:=[.BE20]/[.$CA20]" office:value-type="float" office:value="1513.82082365285" calcext:value-type="float">
            <text:p>1513.8208236529</text:p>
          </table:table-cell>
          <table:table-cell table:number-columns-repeated="3"/>
          <table:table-cell office:value-type="float" office:value="0.24419" calcext:value-type="float">
            <text:p>0.24419</text:p>
          </table:table-cell>
          <table:table-cell table:formula="of:=[.BJ20]/[.$CA20]" office:value-type="float" office:value="2.28762272352544" calcext:value-type="float">
            <text:p>2.287622723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.20135" calcext:value-type="float">
            <text:p>0.20135</text:p>
          </table:table-cell>
          <table:table-cell table:formula="of:=[.BO20]/[.$CA20]" office:value-type="float" office:value="1.88628869069924" calcext:value-type="float">
            <text:p>1.886288690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3.554344" calcext:value-type="float">
            <text:p>163.554344</text:p>
          </table:table-cell>
          <table:table-cell table:formula="of:=[.BT20]/[.$CA20]" office:value-type="float" office:value="1532.2111219366" calcext:value-type="float">
            <text:p>1532.211121936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06744" calcext:value-type="float">
            <text:p>0.106744</text:p>
          </table:table-cell>
          <table:table-cell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3.346158" calcext:value-type="float">
            <text:p>3.346158</text:p>
          </table:table-cell>
          <table:table-cell table:formula="of:=[.B21]/[.$CA21]" office:value-type="float" office:value="50.4867075047527" calcext:value-type="float">
            <text:p>50.486707504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91653" calcext:value-type="float">
            <text:p>0.091653</text:p>
          </table:table-cell>
          <table:table-cell table:formula="of:=[.G21]/[.$CA21]" office:value-type="float" office:value="1.38285705664021" calcext:value-type="float">
            <text:p>1.382857056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894118" calcext:value-type="float">
            <text:p>2.894118</text:p>
          </table:table-cell>
          <table:table-cell table:formula="of:=[.L21]/[.$CA21]" office:value-type="float" office:value="43.6663447901264" calcext:value-type="float">
            <text:p>43.66634479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07373" calcext:value-type="float">
            <text:p>0.107373</text:p>
          </table:table-cell>
          <table:table-cell table:formula="of:=[.Q21]/[.$CA21]" office:value-type="float" office:value="1.62003983222185" calcext:value-type="float">
            <text:p>1.62003983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8463" calcext:value-type="float">
            <text:p>0.08463</text:p>
          </table:table-cell>
          <table:table-cell table:formula="of:=[.V21]/[.$CA21]" office:value-type="float" office:value="1.27689429373246" calcext:value-type="float">
            <text:p>1.27689429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897882" calcext:value-type="float">
            <text:p>1.897882</text:p>
          </table:table-cell>
          <table:table-cell table:formula="of:=[.AA21]/[.$CA21]" office:value-type="float" office:value="28.6351730589336" calcext:value-type="float">
            <text:p>28.635173058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278" calcext:value-type="float">
            <text:p>0.066278</text:p>
          </table:table-cell>
          <table:table-cell table:formula="of:=[.AF21]/[.$CA21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66589" calcext:value-type="float">
            <text:p>0.066589</text:p>
          </table:table-cell>
          <table:table-cell table:formula="of:=[.AK21]/[.$CA21]" office:value-type="float" office:value="1.00469235643803" calcext:value-type="float">
            <text:p>1.00469235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52702" calcext:value-type="float">
            <text:p>0.52702</text:p>
          </table:table-cell>
          <table:table-cell table:formula="of:=[.AP21]/[.$CA21]" office:value-type="float" office:value="7.95165816711428" calcext:value-type="float">
            <text:p>7.951658167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93984" calcext:value-type="float">
            <text:p>0.193984</text:p>
          </table:table-cell>
          <table:table-cell table:formula="of:=[.AU21]/[.$CA21]" office:value-type="float" office:value="2.92682338030719" calcext:value-type="float">
            <text:p>2.92682338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873" calcext:value-type="float">
            <text:p>0.1873</text:p>
          </table:table-cell>
          <table:table-cell table:formula="of:=[.AZ21]/[.$CA21]" office:value-type="float" office:value="2.82597543679652" calcext:value-type="float">
            <text:p>2.82597543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733222" calcext:value-type="float">
            <text:p>2.733222</text:p>
          </table:table-cell>
          <table:table-cell table:formula="of:=[.BE21]/[.$CA21]" office:value-type="float" office:value="41.2387519237153" calcext:value-type="float">
            <text:p>41.238751923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23792" calcext:value-type="float">
            <text:p>0.123792</text:p>
          </table:table-cell>
          <table:table-cell table:formula="of:=[.BJ21]/[.$CA21]" office:value-type="float" office:value="1.86776909381695" calcext:value-type="float">
            <text:p>1.86776909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138154" calcext:value-type="float">
            <text:p>0.138154</text:p>
          </table:table-cell>
          <table:table-cell table:formula="of:=[.BO21]/[.$CA21]" office:value-type="float" office:value="2.08446241588461" calcext:value-type="float">
            <text:p>2.084462415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701427" calcext:value-type="float">
            <text:p>0.701427</text:p>
          </table:table-cell>
          <table:table-cell table:formula="of:=[.BT21]/[.$CA21]" office:value-type="float" office:value="10.5831044992305" calcext:value-type="float">
            <text:p>10.583104499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066278" calcext:value-type="float">
            <text:p>0.066278</text:p>
          </table:table-cell>
          <table:table-cell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38.437115" calcext:value-type="float">
            <text:p>38.437115</text:p>
          </table:table-cell>
          <table:table-cell table:formula="of:=[.B22]/[.$CA22]" office:value-type="float" office:value="38.9920894085519" calcext:value-type="float">
            <text:p>38.992089408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.709445" calcext:value-type="float">
            <text:p>1.709445</text:p>
          </table:table-cell>
          <table:table-cell table:formula="of:=[.G22]/[.$CA22]" office:value-type="float" office:value="1.73412682713055" calcext:value-type="float">
            <text:p>1.734126827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2.567221" calcext:value-type="float">
            <text:p>42.567221</text:p>
          </table:table-cell>
          <table:table-cell table:formula="of:=[.L22]/[.$CA22]" office:value-type="float" office:value="43.1818279573165" calcext:value-type="float">
            <text:p>43.181827957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.039891" calcext:value-type="float">
            <text:p>5.039891</text:p>
          </table:table-cell>
          <table:table-cell table:formula="of:=[.Q22]/[.$CA22]" office:value-type="float" office:value="5.11265948241319" calcext:value-type="float">
            <text:p>5.11265948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985767" calcext:value-type="float">
            <text:p>0.985767</text:p>
          </table:table-cell>
          <table:table-cell table:formula="of:=[.V22]/[.$CA22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.587046" calcext:value-type="float">
            <text:p>33.587046</text:p>
          </table:table-cell>
          <table:table-cell table:formula="of:=[.AA22]/[.$CA22]" office:value-type="float" office:value="34.0719926716963" calcext:value-type="float">
            <text:p>34.071992671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.795084" calcext:value-type="float">
            <text:p>15.795084</text:p>
          </table:table-cell>
          <table:table-cell table:formula="of:=[.AF22]/[.$CA22]" office:value-type="float" office:value="16.0231413711354" calcext:value-type="float">
            <text:p>16.02314137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.110642" calcext:value-type="float">
            <text:p>8.110642</text:p>
          </table:table-cell>
          <table:table-cell table:formula="of:=[.AK22]/[.$CA22]" office:value-type="float" office:value="8.22774753060308" calcext:value-type="float">
            <text:p>8.22774753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.775693" calcext:value-type="float">
            <text:p>105.775693</text:p>
          </table:table-cell>
          <table:table-cell table:formula="of:=[.AP22]/[.$CA22]" office:value-type="float" office:value="107.302935683584" calcext:value-type="float">
            <text:p>107.30293568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6.868448" calcext:value-type="float">
            <text:p>96.868448</text:p>
          </table:table-cell>
          <table:table-cell table:formula="of:=[.AU22]/[.$CA22]" office:value-type="float" office:value="98.2670833980038" calcext:value-type="float">
            <text:p>98.26708339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.124038" calcext:value-type="float">
            <text:p>45.124038</text:p>
          </table:table-cell>
          <table:table-cell table:formula="of:=[.AZ22]/[.$CA22]" office:value-type="float" office:value="45.7755615677944" calcext:value-type="float">
            <text:p>45.775561567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5.484255" calcext:value-type="float">
            <text:p>165.484255</text:p>
          </table:table-cell>
          <table:table-cell table:formula="of:=[.BE22]/[.$CA22]" office:value-type="float" office:value="167.873599948061" calcext:value-type="float">
            <text:p>167.873599948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.468038" calcext:value-type="float">
            <text:p>36.468038</text:p>
          </table:table-cell>
          <table:table-cell table:formula="of:=[.BJ22]/[.$CA22]" office:value-type="float" office:value="36.9945818839543" calcext:value-type="float">
            <text:p>36.9945818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.43179" calcext:value-type="float">
            <text:p>17.43179</text:p>
          </table:table-cell>
          <table:table-cell table:formula="of:=[.BO22]/[.$CA22]" office:value-type="float" office:value="17.6834789559805" calcext:value-type="float">
            <text:p>17.6834789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9.528076" calcext:value-type="float">
            <text:p>159.528076</text:p>
          </table:table-cell>
          <table:table-cell table:formula="of:=[.BT22]/[.$CA22]" office:value-type="float" office:value="161.831422638413" calcext:value-type="float">
            <text:p>161.83142263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985767" calcext:value-type="float">
            <text:p>0.985767</text:p>
          </table:table-cell>
          <table:table-cell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67.700734" calcext:value-type="float">
            <text:p>167.700734</text:p>
          </table:table-cell>
          <table:table-cell table:formula="of:=[.B23]/[.$CA23]" office:value-type="float" office:value="11.0106992406853" calcext:value-type="float">
            <text:p>11.0106992407</text:p>
          </table:table-cell>
          <table:table-cell table:number-columns-repeated="3"/>
          <table:table-cell office:value-type="float" office:value="31.91194" calcext:value-type="float">
            <text:p>31.91194</text:p>
          </table:table-cell>
          <table:table-cell table:formula="of:=[.G23]/[.$CA23]" office:value-type="float" office:value="2.09523694468024" calcext:value-type="float">
            <text:p>2.095236944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9.216784" calcext:value-type="float">
            <text:p>249.216784</text:p>
          </table:table-cell>
          <table:table-cell table:formula="of:=[.L23]/[.$CA23]" office:value-type="float" office:value="16.3627849974397" calcext:value-type="float">
            <text:p>16.3627849974</text:p>
          </table:table-cell>
          <table:table-cell table:number-columns-repeated="3"/>
          <table:table-cell office:value-type="float" office:value="82.817662" calcext:value-type="float">
            <text:p>82.817662</text:p>
          </table:table-cell>
          <table:table-cell table:formula="of:=[.Q23]/[.$CA23]" office:value-type="float" office:value="5.43754547966815" calcext:value-type="float">
            <text:p>5.437545479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.230707" calcext:value-type="float">
            <text:p>15.230707</text:p>
          </table:table-cell>
          <table:table-cell table:formula="of:=[.V23]/[.$CA23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39.321587" calcext:value-type="float">
            <text:p>239.321587</text:p>
          </table:table-cell>
          <table:table-cell table:formula="of:=[.AA23]/[.$CA23]" office:value-type="float" office:value="15.7130976913941" calcext:value-type="float">
            <text:p>15.7130976914</text:p>
          </table:table-cell>
          <table:table-cell table:number-columns-repeated="3"/>
          <table:table-cell office:value-type="float" office:value="45.775445" calcext:value-type="float">
            <text:p>45.775445</text:p>
          </table:table-cell>
          <table:table-cell table:formula="of:=[.AF23]/[.$CA23]" office:value-type="float" office:value="3.00547079002964" calcext:value-type="float">
            <text:p>3.0054707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.682963" calcext:value-type="float">
            <text:p>19.682963</text:p>
          </table:table-cell>
          <table:table-cell table:formula="of:=[.AK23]/[.$CA23]" office:value-type="float" office:value="1.29232103276624" calcext:value-type="float">
            <text:p>1.292321032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1.302859" calcext:value-type="float">
            <text:p>261.302859</text:p>
          </table:table-cell>
          <table:table-cell table:formula="of:=[.AP23]/[.$CA23]" office:value-type="float" office:value="17.1563184164727" calcext:value-type="float">
            <text:p>17.1563184165</text:p>
          </table:table-cell>
          <table:table-cell table:number-columns-repeated="3"/>
          <table:table-cell office:value-type="float" office:value="69.760297" calcext:value-type="float">
            <text:p>69.760297</text:p>
          </table:table-cell>
          <table:table-cell table:formula="of:=[.AU23]/[.$CA23]" office:value-type="float" office:value="4.58024023441591" calcext:value-type="float">
            <text:p>4.58024023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.75368" calcext:value-type="float">
            <text:p>32.75368</text:p>
          </table:table-cell>
          <table:table-cell table:formula="of:=[.AZ23]/[.$CA23]" office:value-type="float" office:value="2.15050292806499" calcext:value-type="float">
            <text:p>2.150502928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0.629963" calcext:value-type="float">
            <text:p>250.629963</text:p>
          </table:table-cell>
          <table:table-cell table:formula="of:=[.BE23]/[.$CA23]" office:value-type="float" office:value="16.4555698563435" calcext:value-type="float">
            <text:p>16.4555698563</text:p>
          </table:table-cell>
          <table:table-cell table:number-columns-repeated="3"/>
          <table:table-cell office:value-type="float" office:value="34.763813" calcext:value-type="float">
            <text:p>34.763813</text:p>
          </table:table-cell>
          <table:table-cell table:formula="of:=[.BJ23]/[.$CA23]" office:value-type="float" office:value="2.28248189660532" calcext:value-type="float">
            <text:p>2.282481896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.588991" calcext:value-type="float">
            <text:p>24.588991</text:p>
          </table:table-cell>
          <table:table-cell table:formula="of:=[.BO23]/[.$CA23]" office:value-type="float" office:value="1.61443529837453" calcext:value-type="float">
            <text:p>1.61443529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1.105725" calcext:value-type="float">
            <text:p>251.105725</text:p>
          </table:table-cell>
          <table:table-cell table:formula="of:=[.BT23]/[.$CA23]" office:value-type="float" office:value="16.4868068829635" calcext:value-type="float">
            <text:p>16.48680688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formula="of:=MIN([.B23];[.G23];[.L23];[.Q23];[.V23];[.AA23];[.AF23];[.AK23];[.AP23];[.AU23];[.AZ23];[.BE23];[.BJ23];[.BO23];[.BT23])" office:value-type="float" office:value="15.230707" calcext:value-type="float">
            <text:p>15.230707</text:p>
          </table:table-cell>
          <table:table-cell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686694" calcext:value-type="float">
            <text:p>0.686694</text:p>
          </table:table-cell>
          <table:table-cell table:formula="of:=[.B24]/[.$CA24]" office:value-type="float" office:value="2.78086945957438" calcext:value-type="float">
            <text:p>2.78086945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43281" calcext:value-type="float">
            <text:p>0.343281</text:p>
          </table:table-cell>
          <table:table-cell table:formula="of:=[.G24]/[.$CA24]" office:value-type="float" office:value="1.39016745297345" calcext:value-type="float">
            <text:p>1.3901674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.905027" calcext:value-type="float">
            <text:p>1.905027</text:p>
          </table:table-cell>
          <table:table-cell table:formula="of:=[.L24]/[.$CA24]" office:value-type="float" office:value="7.71469010063377" calcext:value-type="float">
            <text:p>7.71469010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6598" calcext:value-type="float">
            <text:p>0.36598</text:p>
          </table:table-cell>
          <table:table-cell table:formula="of:=[.Q24]/[.$CA24]" office:value-type="float" office:value="1.48209042865531" calcext:value-type="float">
            <text:p>1.48209042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318571" calcext:value-type="float">
            <text:p>0.318571</text:p>
          </table:table-cell>
          <table:table-cell table:formula="of:=[.V24]/[.$CA24]" office:value-type="float" office:value="1.29010063377002" calcext:value-type="float">
            <text:p>1.2901006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113417" calcext:value-type="float">
            <text:p>2.113417</text:p>
          </table:table-cell>
          <table:table-cell table:formula="of:=[.AA24]/[.$CA24]" office:value-type="float" office:value="8.55859639176301" calcext:value-type="float">
            <text:p>8.55859639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65767" calcext:value-type="float">
            <text:p>0.265767</text:p>
          </table:table-cell>
          <table:table-cell table:formula="of:=[.AF24]/[.$CA24]" office:value-type="float" office:value="1.07626298418612" calcext:value-type="float">
            <text:p>1.07626298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46935" calcext:value-type="float">
            <text:p>0.246935</text:p>
          </table:table-cell>
          <table:table-cell table:formula="of:=[.AK24]/[.$CA24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98973" calcext:value-type="float">
            <text:p>0.798973</text:p>
          </table:table-cell>
          <table:table-cell table:formula="of:=[.AP24]/[.$CA24]" office:value-type="float" office:value="3.23555996517302" calcext:value-type="float">
            <text:p>3.23555996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48557" calcext:value-type="float">
            <text:p>0.948557</text:p>
          </table:table-cell>
          <table:table-cell table:formula="of:=[.AU24]/[.$CA24]" office:value-type="float" office:value="3.84132261526313" calcext:value-type="float">
            <text:p>3.841322615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24563" calcext:value-type="float">
            <text:p>0.724563</text:p>
          </table:table-cell>
          <table:table-cell table:formula="of:=[.AZ24]/[.$CA24]" office:value-type="float" office:value="2.93422560592869" calcext:value-type="float">
            <text:p>2.93422560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0.102119" calcext:value-type="float">
            <text:p>60.102119</text:p>
          </table:table-cell>
          <table:table-cell table:formula="of:=[.BE24]/[.$CA24]" office:value-type="float" office:value="243.392467653431" calcext:value-type="float">
            <text:p>243.39246765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762694" calcext:value-type="float">
            <text:p>0.762694</text:p>
          </table:table-cell>
          <table:table-cell table:formula="of:=[.BJ24]/[.$CA24]" office:value-type="float" office:value="3.08864276024055" calcext:value-type="float">
            <text:p>3.08864276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84765" calcext:value-type="float">
            <text:p>0.584765</text:p>
          </table:table-cell>
          <table:table-cell table:formula="of:=[.BO24]/[.$CA24]" office:value-type="float" office:value="2.36809281794804" calcext:value-type="float">
            <text:p>2.36809281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.197175" calcext:value-type="float">
            <text:p>30.197175</text:p>
          </table:table-cell>
          <table:table-cell table:formula="of:=[.BT24]/[.$CA24]" office:value-type="float" office:value="122.287950270314" calcext:value-type="float">
            <text:p>122.287950270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46935" calcext:value-type="float">
            <text:p>0.246935</text:p>
          </table:table-cell>
          <table:table-cell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style-name="Default" table:formula="of:=AVERAGE([.B2:.B24])" office:value-type="float" office:value="29.0566186521739" calcext:value-type="float">
            <text:p>29.0566186522</text:p>
          </table:table-cell>
          <table:table-cell table:style-name="Default"/>
          <table:table-cell table:number-columns-repeated="3"/>
          <table:table-cell table:style-name="Default" table:formula="of:=AVERAGE([.G2:.G24])" office:value-type="float" office:value="12.471781173913" calcext:value-type="float">
            <text:p>12.4717811739</text:p>
          </table:table-cell>
          <table:table-cell table:style-name="Default"/>
          <table:table-cell table:number-columns-repeated="3"/>
          <table:table-cell table:style-name="Default" table:formula="of:=AVERAGE([.L2:.L24])" office:value-type="float" office:value="72.2893446521739" calcext:value-type="float">
            <text:p>72.28934465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2:.Q24])" office:value-type="float" office:value="20.0032616521739" calcext:value-type="float">
            <text:p>20.0032616522</text:p>
          </table:table-cell>
          <table:table-cell table:style-name="Default"/>
          <table:table-cell table:number-columns-repeated="3"/>
          <table:table-cell table:style-name="Default" table:formula="of:=AVERAGE([.V2:.V24])" office:value-type="float" office:value="14.1758240434783" calcext:value-type="float">
            <text:p>14.1758240435</text:p>
          </table:table-cell>
          <table:table-cell table:style-name="Default"/>
          <table:table-cell table:number-columns-repeated="3"/>
          <table:table-cell table:style-name="Default" table:formula="of:=AVERAGE([.AA2:.AA24])" office:value-type="float" office:value="62.1202139565217" calcext:value-type="float">
            <text:p>62.12021395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2:.AF24])" office:value-type="float" office:value="28.6979273043478" calcext:value-type="float">
            <text:p>28.6979273043</text:p>
          </table:table-cell>
          <table:table-cell table:style-name="Default"/>
          <table:table-cell table:number-columns-repeated="3"/>
          <table:table-cell table:style-name="Default" table:formula="of:=AVERAGE([.AK2:.AK24])" office:value-type="float" office:value="27.6509456521739" calcext:value-type="float">
            <text:p>27.6509456522</text:p>
          </table:table-cell>
          <table:table-cell table:style-name="Default"/>
          <table:table-cell table:number-columns-repeated="3"/>
          <table:table-cell table:style-name="Default" table:formula="of:=AVERAGE([.AP2:.AP24])" office:value-type="float" office:value="122.237976782609" calcext:value-type="float">
            <text:p>122.2379767826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2:.AU24])" office:value-type="float" office:value="34.3993540434783" calcext:value-type="float">
            <text:p>34.3993540435</text:p>
          </table:table-cell>
          <table:table-cell table:style-name="Default"/>
          <table:table-cell table:number-columns-repeated="3"/>
          <table:table-cell table:style-name="Default" table:formula="of:=AVERAGE([.AZ2:.AZ24])" office:value-type="float" office:value="29.4221016521739" calcext:value-type="float">
            <text:p>29.4221016522</text:p>
          </table:table-cell>
          <table:table-cell table:style-name="Default"/>
          <table:table-cell table:number-columns-repeated="3"/>
          <table:table-cell table:style-name="Default" table:formula="of:=AVERAGE([.BE2:.BE24])" office:value-type="float" office:value="111.30325726087" calcext:value-type="float">
            <text:p>111.303257260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2:.BJ24])" office:value-type="float" office:value="33.1758956956522" calcext:value-type="float">
            <text:p>33.1758956957</text:p>
          </table:table-cell>
          <table:table-cell table:style-name="Default"/>
          <table:table-cell table:number-columns-repeated="3"/>
          <table:table-cell table:style-name="Default" table:formula="of:=AVERAGE([.BO2:.BO24])" office:value-type="float" office:value="27.4562091304348" calcext:value-type="float">
            <text:p>27.4562091304</text:p>
          </table:table-cell>
          <table:table-cell table:style-name="Default"/>
          <table:table-cell table:number-columns-repeated="3"/>
          <table:table-cell table:style-name="Default" table:formula="of:=AVERAGE([.BT2:.BT24])" office:value-type="float" office:value="135.89875926087" calcext:value-type="float">
            <text:p>135.8987592609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found</text:p>
          </table:table-cell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3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9/23</text:p>
          </table:table-cell>
          <table:table-cell table:formula="of:=COUNTA([.AC2:.AC24])" office:value-type="float" office:value="18" calcext:value-type="float">
            <text:p>18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5/23</text:p>
          </table:table-cell>
          <table:table-cell table:number-columns-repeated="2"/>
          <table:table-cell table:style-name="ce1"/>
          <table:table-cell table:style-name="Default"/>
          <table:table-cell table:style-name="Default" office:value-type="string" calcext:value-type="string">
            <text:p>21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6/23</text:p>
          </table:table-cell>
          <table:table-cell table:formula="of:=COUNTA([.BG2:.BG24])" office:value-type="float" office:value="16" calcext:value-type="float">
            <text:p>16</text:p>
          </table:table-cell>
          <table:table-cell/>
          <table:table-cell table:style-name="ce1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22/2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18/23</text:p>
          </table:table-cell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style-name="Default" table:formula="of:=AVERAGE([.B2:.B6];[.B8:.B22];[.B24])" office:value-type="float" office:value="14.1897428571429" calcext:value-type="float">
            <text:p>14.1897428571</text:p>
          </table:table-cell>
          <table:table-cell table:style-name="Default"/>
          <table:table-cell table:number-columns-repeated="3"/>
          <table:table-cell table:style-name="Default" table:formula="of:=AVERAGE([.G2:.G24])" office:value-type="float" office:value="12.471781173913" calcext:value-type="float">
            <text:p>12.4717811739</text:p>
          </table:table-cell>
          <table:table-cell table:style-name="Default"/>
          <table:table-cell table:number-columns-repeated="3"/>
          <table:table-cell table:style-name="Default" table:formula="of:=AVERAGE([.L2:.L6];[.L8:.L14];[.L17:.L19];[.L21:.L22];[.L24])" office:value-type="float" office:value="30.2598946666667" calcext:value-type="float">
            <text:p>30.2598946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Q2:.Q6];[.Q8:.Q24])" office:value-type="float" office:value="9.84107545454545" calcext:value-type="float">
            <text:p>9.8410754545</text:p>
          </table:table-cell>
          <table:table-cell table:style-name="Default"/>
          <table:table-cell table:number-columns-repeated="3"/>
          <table:table-cell table:style-name="Default" table:formula="of:=AVERAGE([.V2:.V24])" office:value-type="float" office:value="14.1758240434783" calcext:value-type="float">
            <text:p>14.1758240435</text:p>
          </table:table-cell>
          <table:table-cell table:style-name="Default"/>
          <table:table-cell table:number-columns-repeated="3"/>
          <table:table-cell table:style-name="Default" table:formula="of:=AVERAGE([.AA2:.AA6];[.AA8:.AA14];[.AA17:.AA19];[.AA21:.AA22];[.AA24])" office:value-type="float" office:value="19.1873492222222" calcext:value-type="float">
            <text:p>19.1873492222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F2:.AF6];[.AF8:.AF24])" office:value-type="float" office:value="19.0970361363636" calcext:value-type="float">
            <text:p>19.0970361364</text:p>
          </table:table-cell>
          <table:table-cell table:style-name="Default"/>
          <table:table-cell table:number-columns-repeated="3"/>
          <table:table-cell table:style-name="Default" table:formula="of:=AVERAGE([.AK2:.AK6];[.AK8:.AK24])" office:value-type="float" office:value="13.6700403181818" calcext:value-type="float">
            <text:p>13.6700403182</text:p>
          </table:table-cell>
          <table:table-cell table:style-name="Default"/>
          <table:table-cell table:number-columns-repeated="3"/>
          <table:table-cell table:style-name="Default" table:formula="of:=AVERAGE([.AP2:.AP4];[.AP6];[.AP8:.AP10];[.AP12:.AP14];[.AP18:.AP19];[.AP21:.AP22];[.AP24])" office:value-type="float" office:value="9.08134526666666" calcext:value-type="float">
            <text:p>9.081345266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AU2:.AU6];[.AU8:.AU12];[.AU14:.AU24])" office:value-type="float" office:value="13.1929097619048" calcext:value-type="float">
            <text:p>13.1929097619</text:p>
          </table:table-cell>
          <table:table-cell table:style-name="Default"/>
          <table:table-cell table:number-columns-repeated="3"/>
          <table:table-cell table:style-name="Default" table:formula="of:=AVERAGE([.AZ2:.AZ6];[.AZ8:.AZ24])" office:value-type="float" office:value="14.5015793181818" calcext:value-type="float">
            <text:p>14.5015793182</text:p>
          </table:table-cell>
          <table:table-cell table:style-name="Default"/>
          <table:table-cell table:number-columns-repeated="3"/>
          <table:table-cell table:style-name="Default" table:formula="of:=AVERAGE([.BE2:.BE4];[.BE6];[.BE8:.BE10];[.BE12:.BE14];[.BE16];[.BE18];[.BE21:.BE22];[.BE24])" office:value-type="float" office:value="16.5451458" calcext:value-type="float">
            <text:p>16.545145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AVERAGE([.BJ2:.BJ6];[.BJ8:.BJ24])" office:value-type="float" office:value="22.7394236363636" calcext:value-type="float">
            <text:p>22.7394236364</text:p>
          </table:table-cell>
          <table:table-cell table:style-name="Default"/>
          <table:table-cell table:number-columns-repeated="3"/>
          <table:table-cell table:style-name="Default" table:formula="of:=AVERAGE([.BO2:.BO6];[.BO8:.BO24])" office:value-type="float" office:value="11.963372" calcext:value-type="float">
            <text:p>11.963372</text:p>
          </table:table-cell>
          <table:table-cell table:style-name="Default"/>
          <table:table-cell table:number-columns-repeated="3"/>
          <table:table-cell table:style-name="Default" table:formula="of:=AVERAGE([.BT2:.BT4];[.BT6];[.BT8:.BT10];[.BT12:.BT14];[.BT16:.BT19];[.BT21:.BT22];[.BT24])" office:value-type="float" office:value="23.8689359411765" calcext:value-type="float">
            <text:p>23.868935941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Default" table:formula="of:=MEDIAN([.B2:.B24])" office:value-type="float" office:value="0.686694" calcext:value-type="float">
            <text:p>0.686694</text:p>
          </table:table-cell>
          <table:table-cell table:style-name="Default"/>
          <table:table-cell table:number-columns-repeated="3"/>
          <table:table-cell table:style-name="Default" table:formula="of:=MEDIAN([.G2:.G24])" office:value-type="float" office:value="0.283222" calcext:value-type="float">
            <text:p>0.283222</text:p>
          </table:table-cell>
          <table:table-cell table:style-name="Default"/>
          <table:table-cell table:number-columns-repeated="3"/>
          <table:table-cell table:style-name="Default" table:formula="of:=MEDIAN([.L2:.L24])" office:value-type="float" office:value="7.575971" calcext:value-type="float">
            <text:p>7.575971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Q2:.Q24])" office:value-type="float" office:value="0.26598" calcext:value-type="float">
            <text:p>0.26598</text:p>
          </table:table-cell>
          <table:table-cell table:style-name="Default"/>
          <table:table-cell table:number-columns-repeated="3"/>
          <table:table-cell table:style-name="Default" table:formula="of:=MEDIAN([.V2:.V24])" office:value-type="float" office:value="0.240157" calcext:value-type="float">
            <text:p>0.240157</text:p>
          </table:table-cell>
          <table:table-cell table:style-name="Default"/>
          <table:table-cell table:number-columns-repeated="3"/>
          <table:table-cell table:style-name="Default" table:formula="of:=MEDIAN([.AA2:.AA24])" office:value-type="float" office:value="2.625519" calcext:value-type="float">
            <text:p>2.625519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F2:.AF24])" office:value-type="float" office:value="0.149289" calcext:value-type="float">
            <text:p>0.149289</text:p>
          </table:table-cell>
          <table:table-cell table:style-name="Default"/>
          <table:table-cell table:number-columns-repeated="3"/>
          <table:table-cell table:style-name="Default" table:formula="of:=MEDIAN([.AK2:.AK24])" office:value-type="float" office:value="0.167201" calcext:value-type="float">
            <text:p>0.167201</text:p>
          </table:table-cell>
          <table:table-cell table:style-name="Default"/>
          <table:table-cell table:number-columns-repeated="3"/>
          <table:table-cell table:style-name="Default" table:formula="of:=MEDIAN([.AP2:.AP24])" office:value-type="float" office:value="3.496947" calcext:value-type="float">
            <text:p>3.496947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AU2:.AU24])" office:value-type="float" office:value="0.391844" calcext:value-type="float">
            <text:p>0.391844</text:p>
          </table:table-cell>
          <table:table-cell table:style-name="Default"/>
          <table:table-cell table:number-columns-repeated="3"/>
          <table:table-cell table:style-name="Default" table:formula="of:=MEDIAN([.AZ2:.AZ24])" office:value-type="float" office:value="0.34018" calcext:value-type="float">
            <text:p>0.34018</text:p>
          </table:table-cell>
          <table:table-cell table:style-name="Default"/>
          <table:table-cell table:number-columns-repeated="3"/>
          <table:table-cell table:style-name="Default" table:formula="of:=MEDIAN([.BE2:.BE24])" office:value-type="float" office:value="3.037695" calcext:value-type="float">
            <text:p>3.03769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EDIAN([.BJ2:.BJ24])" office:value-type="float" office:value="0.24419" calcext:value-type="float">
            <text:p>0.24419</text:p>
          </table:table-cell>
          <table:table-cell table:style-name="Default"/>
          <table:table-cell table:number-columns-repeated="3"/>
          <table:table-cell table:style-name="Default" table:formula="of:=MEDIAN([.BO2:.BO24])" office:value-type="float" office:value="0.20135" calcext:value-type="float">
            <text:p>0.20135</text:p>
          </table:table-cell>
          <table:table-cell table:style-name="Default"/>
          <table:table-cell table:number-columns-repeated="3"/>
          <table:table-cell table:style-name="Default" table:formula="of:=MEDIAN([.BT2:.BT24])" office:value-type="float" office:value="2.763122" calcext:value-type="float">
            <text:p>2.763122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style-name="Default" table:formula="of:=MIN([.B2:.B24])" office:value-type="float" office:value="0.000776" calcext:value-type="float">
            <text:p>0.000776</text:p>
          </table:table-cell>
          <table:table-cell table:style-name="Default"/>
          <table:table-cell table:number-columns-repeated="3"/>
          <table:table-cell table:style-name="Default" table:formula="of:=MIN([.G2:.G24])" office:value-type="float" office:value="0.000848" calcext:value-type="float">
            <text:p>0.000848</text:p>
          </table:table-cell>
          <table:table-cell table:style-name="Default"/>
          <table:table-cell table:number-columns-repeated="3"/>
          <table:table-cell table:style-name="Default" table:formula="of:=MIN([.L2:.L24])" office:value-type="float" office:value="0.000763" calcext:value-type="float">
            <text:p>0.000763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Q2:.Q24])" office:value-type="float" office:value="0.000873" calcext:value-type="float">
            <text:p>0.000873</text:p>
          </table:table-cell>
          <table:table-cell table:style-name="Default"/>
          <table:table-cell table:number-columns-repeated="3"/>
          <table:table-cell table:style-name="Default" table:formula="of:=MIN([.V2:.V20])" office:value-type="float" office:value="0.000841" calcext:value-type="float">
            <text:p>0.000841</text:p>
          </table:table-cell>
          <table:table-cell table:style-name="Default"/>
          <table:table-cell table:number-columns-repeated="3"/>
          <table:table-cell table:style-name="Default" table:formula="of:=MIN([.AA2:.AA24])" office:value-type="float" office:value="0.000765" calcext:value-type="float">
            <text:p>0.000765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F2:.AF24])" office:value-type="float" office:value="0.000748" calcext:value-type="float">
            <text:p>0.000748</text:p>
          </table:table-cell>
          <table:table-cell table:style-name="Default"/>
          <table:table-cell table:number-columns-repeated="3"/>
          <table:table-cell table:style-name="Default" table:formula="of:=MIN([.AK2:.AK24])" office:value-type="float" office:value="0.001113" calcext:value-type="float">
            <text:p>0.001113</text:p>
          </table:table-cell>
          <table:table-cell table:style-name="Default"/>
          <table:table-cell table:number-columns-repeated="3"/>
          <table:table-cell table:style-name="Default" table:formula="of:=MIN([.AP2:.AP24])" office:value-type="float" office:value="0.000768" calcext:value-type="float">
            <text:p>0.00076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AU2:.AU24])" office:value-type="float" office:value="0.001031" calcext:value-type="float">
            <text:p>0.001031</text:p>
          </table:table-cell>
          <table:table-cell table:style-name="Default"/>
          <table:table-cell table:number-columns-repeated="3"/>
          <table:table-cell table:style-name="Default" table:formula="of:=MIN([.AZ2:.AZ24])" office:value-type="float" office:value="0.000868" calcext:value-type="float">
            <text:p>0.000868</text:p>
          </table:table-cell>
          <table:table-cell table:style-name="Default"/>
          <table:table-cell table:number-columns-repeated="3"/>
          <table:table-cell table:style-name="Default" table:formula="of:=MIN([.BE2:.BE24])" office:value-type="float" office:value="0.000778" calcext:value-type="float">
            <text:p>0.000778</text:p>
          </table:table-cell>
          <table:table-cell table:style-name="Default"/>
          <table:table-cell table:number-columns-repeated="2"/>
          <table:table-cell table:style-name="ce1"/>
          <table:table-cell table:style-name="Default" table:formula="of:=MIN([.BJ2:.BJ24])" office:value-type="float" office:value="0.000753" calcext:value-type="float">
            <text:p>0.000753</text:p>
          </table:table-cell>
          <table:table-cell table:style-name="Default"/>
          <table:table-cell table:number-columns-repeated="3"/>
          <table:table-cell table:style-name="Default" table:formula="of:=MIN([.BO2:.BO24])" office:value-type="float" office:value="0.00085" calcext:value-type="float">
            <text:p>0.00085</text:p>
          </table:table-cell>
          <table:table-cell table:style-name="Default"/>
          <table:table-cell table:number-columns-repeated="3"/>
          <table:table-cell table:style-name="Default" table:formula="of:=MIN([.BT2:.BT24])" office:value-type="float" office:value="0.000834" calcext:value-type="float">
            <text:p>0.000834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0776" calcext:value-type="float">
            <text:p>0.00077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288405" calcext:value-type="float">
            <text:p>0.128840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66865625" calcext:value-type="float">
            <text:p>0.866865625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9.323316" calcext:value-type="float">
            <text:p>39.32331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6.491296" calcext:value-type="float">
            <text:p>66.491296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</table:table-row>
        <calcext:conditional-formats>
          <calcext:conditional-format calcext:target-range-address="Sheet1.BT2:Sheet1.BU24 Sheet1.B2:Sheet1.B24 Sheet1.G2:Sheet1.H24 Sheet1.L2:Sheet1.M24 Sheet1.Q2:Sheet1.R24 Sheet1.V2:Sheet1.W24 Sheet1.AA2:Sheet1.AB24 Sheet1.AF2:Sheet1.AG24 Sheet1.AK2:Sheet1.AL24 Sheet1.AP2:Sheet1.AQ24 Sheet1.AU2:Sheet1.AV24 Sheet1.AZ2:Sheet1.BA24 Sheet1.BE2:Sheet1.BF24 Sheet1.BJ2:Sheet1.BK24 Sheet1.BO2:Sheet1.BP24">
            <calcext:condition calcext:apply-style-name="green" calcext:value="=[.$CA2]" calcext:base-cell-address="Sheet1.B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Default" calcext:value="=0" calcext:base-cell-address="Sheet1.H2"/>
            <calcext:condition calcext:apply-style-name="red" calcext:value="&gt;10" calcext:base-cell-address="Sheet1.H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orange2" calcext:value="between(5,10)" calcext:base-cell-address="Sheet1.H2"/>
          </calcext:conditional-format>
          <calcext:conditional-format calcext:target-range-address="Sheet1.H2:Sheet1.H24 Sheet1.M2:Sheet1.M24 Sheet1.R2:Sheet1.R24 Sheet1.W2:Sheet1.W24 Sheet1.AB2:Sheet1.AB24 Sheet1.AG2:Sheet1.AG24 Sheet1.AL2:Sheet1.AL24 Sheet1.AQ2:Sheet1.AQ24 Sheet1.AV2:Sheet1.AV24 Sheet1.BA2:Sheet1.BA24 Sheet1.BF2:Sheet1.BF24 Sheet1.BK2:Sheet1.BK24 Sheet1.BP2:Sheet1.BP24 Sheet1.BU2:Sheet1.BU24">
            <calcext:condition calcext:apply-style-name="green" calcext:value="between(1,1.5)" calcext:base-cell-address="Sheet1.H2"/>
          </calcext:conditional-format>
          <calcext:conditional-format calcext:target-range-address="Sheet1.C2:Sheet1.C24">
            <calcext:condition calcext:apply-style-name="green" calcext:value="=[.$CA2]" calcext:base-cell-address="Sheet1.C2"/>
          </calcext:conditional-format>
          <calcext:conditional-format calcext:target-range-address="Sheet1.C2:Sheet1.C24">
            <calcext:condition calcext:apply-style-name="Default" calcext:value="=0" calcext:base-cell-address="Sheet1.C2"/>
            <calcext:condition calcext:apply-style-name="red" calcext:value="&gt;10" calcext:base-cell-address="Sheet1.C2"/>
          </calcext:conditional-format>
          <calcext:conditional-format calcext:target-range-address="Sheet1.C2:Sheet1.C24">
            <calcext:condition calcext:apply-style-name="orange2" calcext:value="between(5,10)" calcext:base-cell-address="Sheet1.C2"/>
          </calcext:conditional-format>
          <calcext:conditional-format calcext:target-range-address="Sheet1.C2:Sheet1.C24">
            <calcext:condition calcext:apply-style-name="green" calcext:value="between(1,1.5)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A67:Sheet1.B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red" style:family="table-cell" style:parent-style-name="Default">
      <style:table-cell-properties fo:background-color="#ff9999"/>
    </style:style>
    <style:style style:name="orange2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00:17:47.510522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5:58:36.958000000</meta:creation-date>
    <dc:date>2016-08-05T00:40:40.421751385</dc:date>
    <meta:editing-duration>PT14M20S</meta:editing-duration>
    <meta:editing-cycles>6</meta:editing-cycles>
    <meta:generator>LibreOffice/4.2.8.2$Linux_X86_64 LibreOffice_project/420m0$Build-2</meta:generator>
    <dc:creator>Alexandra Maximova</dc:creator>
    <meta:document-statistic meta:table-count="1" meta:cell-count="19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4cm" svg:height="8.279cm" xlink:href=".." xlink:type="simple" chart:class="chart:scatter" chart:style-name="ch1">
        <chart:title svg:x="1.262cm" svg:y="0.251cm" chart:style-name="ch2">
          <text:p>Average running time of the benchmarks depending on the size of the solution</text:p>
        </chart:title>
        <chart:plot-area chart:style-name="ch3" table:cell-range-address="Sheet1.G36:Sheet1.H40" svg:x="1.359cm" svg:y="1.271cm" svg:width="15.733cm" svg:height="5.862cm">
          <chartooo:coordinate-region svg:x="2.642cm" svg:y="1.47cm" svg:width="14.21cm" svg:height="5.016cm"/>
          <chart:axis chart:dimension="x" chart:name="primary-x" chart:style-name="ch4">
            <chart:title svg:x="6.469cm" svg:y="7.298cm" chart:style-name="ch5">
              <text:p>number of components in the solution</text:p>
            </chart:title>
          </chart:axis>
          <chart:axis chart:dimension="y" chart:name="primary-y" chart:style-name="ch6">
            <chart:title svg:x="0.451cm" svg:y="5.027cm" chart:style-name="ch7">
              <text:p>runtime (s)</text:p>
            </chart:title>
            <chart:grid chart:style-name="ch8" chart:class="major"/>
          </chart:axis>
          <chart:series chart:style-name="ch9" chart:values-cell-range-address="Sheet1.H36:Sheet1.H40" chart:class="chart:scatter">
            <chart:domain table:cell-range-address="Sheet1.G36:Sheet1.G40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36:Sheet1.G40</svg:desc>
                </draw:g>
              </table:table-cell>
              <table:table-cell office:value-type="float" office:value="0.000776">
                <text:p>0.000776</text:p>
                <draw:g>
                  <svg:desc>Sheet1.H36:Sheet1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288405">
                <text:p>0.1288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66865625">
                <text:p>0.8668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9.323316">
                <text:p>39.323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491296">
                <text:p>66.491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